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2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6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5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36cm" fo:min-width="0.886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36cm" fo:min-width="0.881cm" fo:padding-top="0.151cm" fo:padding-bottom="0.151cm" fo:padding-left="0.276cm" fo:padding-right="0.276cm"/>
      <style:paragraph-properties style:writing-mode="lr-tb"/>
    </style:style>
    <style:style style:name="gr7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36cm" fo:min-width="0.887cm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36cm" fo:min-width="0.88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36cm" fo:min-width="0.885cm" fo:padding-top="0.151cm" fo:padding-bottom="0.151cm" fo:padding-left="0.276cm" fo:padding-right="0.276cm"/>
      <style:paragraph-properties style:writing-mode="lr-tb"/>
    </style:style>
    <style:style style:name="gr10" style:family="graphic" style:parent-style-name="objectwithoutfill">
      <style:graphic-properties svg:stroke-width="0.053cm" svg:stroke-color="#ff0000" draw:marker-start-width="0.279cm" draw:marker-end-width="0.279cm" draw:fill="solid" draw:fill-color="#ff0000" draw:opacity="100%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2.35cm" fo:min-width="1.783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ff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83cm" fo:min-width="0.10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textarea-horizontal-align="justify" draw:textarea-vertical-align="middle" draw:auto-grow-height="false" fo:min-height="1.124cm" fo:min-width="0.88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textarea-horizontal-align="justify" draw:textarea-vertical-align="middle" draw:auto-grow-height="false" fo:min-height="1.124cm" fo:min-width="0.881cm" fo:padding-top="0.151cm" fo:padding-bottom="0.151cm" fo:padding-left="0.276cm" fo:padding-right="0.276cm"/>
      <style:paragraph-properties style:writing-mode="lr-tb"/>
    </style:style>
    <style:style style:name="gr18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textarea-horizontal-align="justify" draw:textarea-vertical-align="middle" draw:auto-grow-height="false" fo:min-height="1.124cm" fo:min-width="0.887cm" fo:padding-top="0.151cm" fo:padding-bottom="0.151cm" fo:padding-left="0.276cm" fo:padding-right="0.276cm"/>
      <style:paragraph-properties style:writing-mode="lr-tb"/>
    </style:style>
    <style:style style:name="gr19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textarea-horizontal-align="justify" draw:textarea-vertical-align="middle" draw:auto-grow-height="false" fo:min-height="1.124cm" fo:min-width="0.883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24cm" fo:min-width="0.886cm" fo:padding-top="0.151cm" fo:padding-bottom="0.151cm" fo:padding-left="0.276cm" fo:padding-right="0.276cm"/>
      <style:paragraph-properties style:writing-mode="lr-tb"/>
    </style:style>
    <style:style style:name="gr2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24cm" fo:min-width="0.885cm" fo:padding-top="0.151cm" fo:padding-bottom="0.151cm" fo:padding-left="0.276cm" fo:padding-right="0.276cm"/>
      <style:paragraph-properties style:writing-mode="lr-tb"/>
    </style:style>
    <style:style style:name="gr2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25cm" fo:min-width="0.885cm" fo:padding-top="0.151cm" fo:padding-bottom="0.151cm" fo:padding-left="0.276cm" fo:padding-right="0.276cm"/>
      <style:paragraph-properties style:writing-mode="lr-tb"/>
    </style:style>
    <style:style style:name="gr23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79cm" fo:min-width="0.108cm" fo:padding-top="0.151cm" fo:padding-bottom="0.151cm" fo:padding-left="0.276cm" fo:padding-right="0.276cm"/>
      <style:paragraph-properties style:writing-mode="lr-tb"/>
    </style:style>
    <style:style style:name="gr24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opacity="85%" draw:textarea-horizontal-align="justify" draw:textarea-vertical-align="middle" draw:auto-grow-height="false" fo:min-height="1.124cm" fo:min-width="0.886cm" fo:padding-top="0.151cm" fo:padding-bottom="0.151cm" fo:padding-left="0.276cm" fo:padding-right="0.276cm"/>
      <style:paragraph-properties style:writing-mode="lr-tb"/>
    </style:style>
    <style:style style:name="gr25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opacity="85%" draw:textarea-horizontal-align="justify" draw:textarea-vertical-align="middle" draw:auto-grow-height="false" fo:min-height="1.124cm" fo:min-width="0.881cm" fo:padding-top="0.151cm" fo:padding-bottom="0.151cm" fo:padding-left="0.276cm" fo:padding-right="0.276cm"/>
      <style:paragraph-properties style:writing-mode="lr-tb"/>
    </style:style>
    <style:style style:name="gr26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opacity="85%" draw:textarea-horizontal-align="justify" draw:textarea-vertical-align="middle" draw:auto-grow-height="false" fo:min-height="1.124cm" fo:min-width="0.887cm" fo:padding-top="0.151cm" fo:padding-bottom="0.151cm" fo:padding-left="0.276cm" fo:padding-right="0.276cm"/>
      <style:paragraph-properties style:writing-mode="lr-tb"/>
    </style:style>
    <style:style style:name="gr27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70%" draw:fill-color="#ffffff" draw:opacity="85%" draw:textarea-horizontal-align="justify" draw:textarea-vertical-align="middle" draw:auto-grow-height="false" fo:min-height="1.124cm" fo:min-width="0.883cm" fo:padding-top="0.151cm" fo:padding-bottom="0.151cm" fo:padding-left="0.276cm" fo:padding-right="0.276cm"/>
      <style:paragraph-properties style:writing-mode="lr-tb"/>
    </style:style>
    <style:style style:name="gr28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50%" draw:fill-color="#ffffff" draw:textarea-horizontal-align="justify" draw:textarea-vertical-align="middle" draw:auto-grow-height="false" fo:min-height="1.124cm" fo:min-width="0.886cm" fo:padding-top="0.151cm" fo:padding-bottom="0.151cm" fo:padding-left="0.276cm" fo:padding-right="0.276cm"/>
      <style:paragraph-properties style:writing-mode="lr-tb"/>
    </style:style>
    <style:style style:name="gr29" style:family="graphic" style:parent-style-name="standard">
      <style:graphic-properties draw:stroke="dash" draw:stroke-dash="Long_20_Dash" svg:stroke-width="0.053cm" svg:stroke-color="#3465a4" draw:marker-start-width="0.279cm" draw:marker-end-width="0.279cm" svg:stroke-opacity="80%" draw:fill-color="#ffffff" draw:textarea-horizontal-align="justify" draw:textarea-vertical-align="middle" draw:auto-grow-height="false" fo:min-height="1.124cm" fo:min-width="0.885cm" fo:padding-top="0.151cm" fo:padding-bottom="0.151cm" fo:padding-left="0.276cm" fo:padding-right="0.276cm"/>
      <style:paragraph-properties style:writing-mode="lr-tb"/>
    </style:style>
    <style:style style:name="gr3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125cm" fo:min-width="7.585cm" fo:padding-top="0.151cm" fo:padding-bottom="0.151cm" fo:padding-left="0.276cm" fo:padding-right="0.276cm"/>
      <style:paragraph-properties style:writing-mode="lr-tb"/>
    </style:style>
    <style:style style:name="gr3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79cm" fo:min-width="0.013cm" fo:padding-top="0.151cm" fo:padding-bottom="0.151cm" fo:padding-left="0.276cm" fo:padding-right="0.276cm"/>
      <style:paragraph-properties style:writing-mode="lr-tb"/>
    </style:style>
    <style:style style:name="gr3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3.536cm" fo:min-width="5.3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85cm" fo:min-width="10.6cm" fo:padding-top="0.151cm" fo:padding-bottom="0.151cm" fo:padding-left="0.276cm" fo:padding-right="0.276cm"/>
      <style:paragraph-properties style:writing-mode="lr-tb"/>
    </style:style>
    <style:style style:name="gr34" style:family="graphic" style:parent-style-name="standard">
      <style:graphic-properties svg:stroke-width="0.053cm" svg:stroke-color="#00a933" draw:marker-start-width="0.279cm" draw:marker-end-width="0.279cm" draw:fill-color="#00a933" draw:textarea-horizontal-align="justify" draw:textarea-vertical-align="middle" draw:auto-grow-height="false" fo:min-height="0.533cm" fo:min-width="0cm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.533cm" fo:min-width="0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35cm" fo:min-width="0.6cm" fo:padding-top="0.151cm" fo:padding-bottom="0.151cm" fo:padding-left="0.276cm" fo:padding-right="0.276cm"/>
      <style:paragraph-properties style:writing-mode="lr-tb"/>
    </style:style>
    <style:style style:name="gr37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5cm" fo:min-width="0.9cm" fo:padding-top="0.151cm" fo:padding-bottom="0.151cm" fo:padding-left="0.276cm" fo:padding-right="0.276cm"/>
      <style:paragraph-properties style:writing-mode="lr-tb"/>
    </style:style>
    <style:style style:name="gr38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836cm" fo:min-width="0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35cm" fo:min-width="1.8cm" fo:padding-top="0.151cm" fo:padding-bottom="0.151cm" fo:padding-left="0.276cm" fo:padding-right="0.276cm"/>
      <style:paragraph-properties style:writing-mode="lr-tb"/>
    </style:style>
    <style:style style:name="gr40" style:family="graphic" style:parent-style-name="objectwithoutfill">
      <style:graphic-properties svg:stroke-width="0.053cm" svg:stroke-color="#ff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55cm" fo:min-width="4.8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784cm" fo:min-width="0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9cm" fo:min-width="0.97cm" fo:padding-top="0.151cm" fo:padding-bottom="0.151cm" fo:padding-left="0.276cm" fo:padding-right="0.276cm"/>
      <style:paragraph-properties style:writing-mode="lr-tb"/>
    </style:style>
    <style:style style:name="gr4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9cm" fo:min-width="0.974cm" fo:padding-top="0.151cm" fo:padding-bottom="0.151cm" fo:padding-left="0.276cm" fo:padding-right="0.276cm"/>
      <style:paragraph-properties style:writing-mode="lr-tb"/>
    </style:style>
    <style:style style:name="gr45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9cm" fo:min-width="0.973cm" fo:padding-top="0.151cm" fo:padding-bottom="0.151cm" fo:padding-left="0.276cm" fo:padding-right="0.276cm"/>
      <style:paragraph-properties style:writing-mode="lr-tb"/>
    </style:style>
    <style:style style:name="gr4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02cm" fo:min-width="0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45cm" fo:min-width="4.7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8cm" fo:min-width="0.97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8cm" fo:min-width="0.974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208cm" fo:min-width="0.973cm" fo:padding-top="0.151cm" fo:padding-bottom="0.151cm" fo:padding-left="0.276cm" fo:padding-right="0.276cm"/>
      <style:paragraph-properties style:writing-mode="lr-tb"/>
    </style:style>
    <style:style style:name="gr51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201cm" fo:min-width="0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99cm" fo:min-width="1.325cm" fo:padding-top="0.151cm" fo:padding-bottom="0.151cm" fo:padding-left="0.276cm" fo:padding-right="0.276cm"/>
      <style:paragraph-properties style:writing-mode="lr-tb"/>
    </style:style>
    <style:style style:name="gr5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.194cm" fo:min-width="0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99cm" fo:min-width="1.318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96cm" fo:min-width="1.317cm" fo:padding-top="0.151cm" fo:padding-bottom="0.151cm" fo:padding-left="0.276cm" fo:padding-right="0.276cm"/>
      <style:paragraph-properties style:writing-mode="lr-tb"/>
    </style:style>
    <style:style style:name="gr56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128cm" fo:min-width="0.894cm" fo:padding-top="0.151cm" fo:padding-bottom="0.151cm" fo:padding-left="0.276cm" fo:padding-right="0.276cm"/>
      <style:paragraph-properties style:writing-mode="lr-tb"/>
    </style:style>
    <style:style style:name="gr57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5cm" fo:min-width="0.3cm" fo:padding-top="0.151cm" fo:padding-bottom="0.151cm" fo:padding-left="0.276cm" fo:padding-right="0.276cm"/>
      <style:paragraph-properties style:writing-mode="lr-tb"/>
    </style:style>
    <style:style style:name="gr58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5cm" fo:min-width="4.8cm" fo:padding-top="0.151cm" fo:padding-bottom="0.151cm" fo:padding-left="0.276cm" fo:padding-right="0.276cm"/>
      <style:paragraph-properties style:writing-mode="lr-tb"/>
    </style:style>
    <style:style style:name="gr6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cm" fo:min-width="8.9cm" fo:padding-top="0.151cm" fo:padding-bottom="0.151cm" fo:padding-left="0.276cm" fo:padding-right="0.276cm"/>
      <style:paragraph-properties style:writing-mode="lr-tb"/>
    </style:style>
    <style:style style:name="gr6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156cm" fo:min-width="0.922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157cm" fo:min-width="0.922cm" fo:padding-top="0.151cm" fo:padding-bottom="0.151cm" fo:padding-left="0.276cm" fo:padding-right="0.276cm"/>
      <style:paragraph-properties style:writing-mode="lr-tb"/>
    </style:style>
    <style:style style:name="gr63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129cm" fo:min-width="0.894cm" fo:padding-top="0.151cm" fo:padding-bottom="0.151cm" fo:padding-left="0.276cm" fo:padding-right="0.276cm"/>
      <style:paragraph-properties style:writing-mode="lr-tb"/>
    </style:style>
    <style:style style:name="gr64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cm" fo:padding-top="0.151cm" fo:padding-bottom="0.151cm" fo:padding-left="0.276cm" fo:padding-right="0.276cm"/>
      <style:paragraph-properties style:writing-mode="lr-tb"/>
    </style:style>
    <style:style style:name="gr65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129cm" fo:min-width="0.89cm" fo:padding-top="0.151cm" fo:padding-bottom="0.151cm" fo:padding-left="0.276cm" fo:padding-right="0.276cm"/>
      <style:paragraph-properties style:writing-mode="lr-tb"/>
    </style:style>
    <style:style style:name="gr66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3cm" fo:padding-top="0.151cm" fo:padding-bottom="0.151cm" fo:padding-left="0.276cm" fo:padding-right="0.276cm"/>
      <style:paragraph-properties style:writing-mode="lr-tb"/>
    </style:style>
    <style:style style:name="gr67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209cm" fo:min-width="0.974cm" fo:padding-top="0.151cm" fo:padding-bottom="0.151cm" fo:padding-left="0.276cm" fo:padding-right="0.276cm"/>
      <style:paragraph-properties style:writing-mode="lr-tb"/>
    </style:style>
    <style:style style:name="gr68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129cm" fo:min-width="0.893cm" fo:padding-top="0.151cm" fo:padding-bottom="0.151cm" fo:padding-left="0.276cm" fo:padding-right="0.276cm"/>
      <style:paragraph-properties style:writing-mode="lr-tb"/>
    </style:style>
    <style:style style:name="gr69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129cm" fo:min-width="0.89cm" fo:padding-top="0.151cm" fo:padding-bottom="0.151cm" fo:padding-left="0.276cm" fo:padding-right="0.276cm"/>
      <style:paragraph-properties style:writing-mode="lr-tb"/>
    </style:style>
    <style:style style:name="gr7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5cm" fo:min-width="4cm" fo:padding-top="0.151cm" fo:padding-bottom="0.151cm" fo:padding-left="0.276cm" fo:padding-right="0.276cm"/>
      <style:paragraph-properties style:writing-mode="lr-tb"/>
    </style:style>
    <style:style style:name="gr71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157cm" fo:min-width="0.921cm" fo:padding-top="0.151cm" fo:padding-bottom="0.151cm" fo:padding-left="0.276cm" fo:padding-right="0.276cm"/>
      <style:paragraph-properties style:writing-mode="lr-tb"/>
    </style:style>
    <style:style style:name="gr7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4cm" fo:padding-top="0.151cm" fo:padding-bottom="0.151cm" fo:padding-left="0.276cm" fo:padding-right="0.276cm"/>
      <style:paragraph-properties style:writing-mode="lr-tb"/>
    </style:style>
    <style:style style:name="gr73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34cm" fo:min-width="0cm" fo:padding-top="0.151cm" fo:padding-bottom="0.151cm" fo:padding-left="0.276cm" fo:padding-right="0.276cm"/>
    </style:style>
    <style:style style:name="gr7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182cm" fo:min-width="0cm" fo:padding-top="0.151cm" fo:padding-bottom="0.151cm" fo:padding-left="0.276cm" fo:padding-right="0.276cm"/>
    </style:style>
    <style:style style:name="gr75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274cm" fo:min-width="0cm" fo:padding-top="0.151cm" fo:padding-bottom="0.151cm" fo:padding-left="0.276cm" fo:padding-right="0.276cm"/>
    </style:style>
    <style:style style:name="gr76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2.54cm" fo:min-width="0cm" fo:padding-top="0.151cm" fo:padding-bottom="0.151cm" fo:padding-left="0.276cm" fo:padding-right="0.276cm"/>
    </style:style>
    <style:style style:name="gr77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3.732cm" fo:min-width="0.014cm" fo:padding-top="0.151cm" fo:padding-bottom="0.151cm" fo:padding-left="0.276cm" fo:padding-right="0.276cm"/>
    </style:style>
    <style:style style:name="gr78" style:family="graphic" style:parent-style-name="standard">
      <style:graphic-properties svg:stroke-width="0.053cm" svg:stroke-color="#00a933" draw:marker-start-width="0.279cm" draw:marker-end-width="0.279cm" draw:fill-color="#00a933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7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388cm" fo:min-width="0.208cm" fo:padding-top="0.151cm" fo:padding-bottom="0.151cm" fo:padding-left="0.276cm" fo:padding-right="0.276cm"/>
      <style:paragraph-properties style:writing-mode="lr-tb"/>
    </style:style>
    <style:style style:name="gr80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209cm" fo:min-width="0.973cm" fo:padding-top="0.151cm" fo:padding-bottom="0.151cm" fo:padding-left="0.276cm" fo:padding-right="0.276cm"/>
      <style:paragraph-properties style:writing-mode="lr-tb"/>
    </style:style>
    <style:style style:name="gr81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94cm" fo:min-width="0cm" fo:padding-top="0.151cm" fo:padding-bottom="0.151cm" fo:padding-left="0.276cm" fo:padding-right="0.276cm"/>
    </style:style>
    <style:style style:name="gr82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8.408cm" fo:min-width="0cm" fo:padding-top="0.151cm" fo:padding-bottom="0.151cm" fo:padding-left="0.276cm" fo:padding-right="0.276cm"/>
    </style:style>
    <style:style style:name="gr83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7.948cm" fo:min-width="0.042cm" fo:padding-top="0.151cm" fo:padding-bottom="0.151cm" fo:padding-left="0.276cm" fo:padding-right="0.276cm"/>
    </style:style>
    <style:style style:name="gr8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624cm" fo:min-width="0cm" fo:padding-top="0.151cm" fo:padding-bottom="0.151cm" fo:padding-left="0.276cm" fo:padding-right="0.276cm"/>
    </style:style>
    <style:style style:name="gr85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6.574cm" fo:min-width="0cm" fo:padding-top="0.151cm" fo:padding-bottom="0.151cm" fo:padding-left="0.276cm" fo:padding-right="0.276cm"/>
    </style:style>
    <style:style style:name="gr86" style:family="graphic" style:parent-style-name="standard">
      <style:graphic-properties svg:stroke-width="0.053cm" svg:stroke-color="#3465a4" draw:marker-start-width="0.279cm" draw:marker-end-width="0.279cm" draw:fill="none" draw:textarea-vertical-align="middle" draw:auto-grow-height="false" fo:min-height="7.124cm" fo:min-width="0.114cm" fo:padding-top="0.151cm" fo:padding-bottom="0.151cm" fo:padding-left="0.276cm" fo:padding-right="0.276cm"/>
    </style:style>
    <style:style style:name="gr87" style:family="graphic" style:parent-style-name="standard">
      <style:graphic-properties svg:stroke-width="0.053cm" svg:stroke-color="#3465a4" draw:marker-start-width="0.279cm" draw:marker-end-width="0.279cm" draw:fill-color="#3465a4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88" style:family="graphic" style:parent-style-name="standard">
      <style:graphic-properties svg:stroke-width="0.053cm" svg:stroke-color="#3465a4" draw:marker-start-width="0.279cm" draw:marker-end-width="0.279cm" draw:fill="none" draw:textarea-vertical-align="middle" draw:auto-grow-height="false" fo:min-height="8.223cm" fo:min-width="0.184cm" fo:padding-top="0.151cm" fo:padding-bottom="0.151cm" fo:padding-left="0.276cm" fo:padding-right="0.276cm"/>
    </style:style>
    <style:style style:name="gr8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75cm" fo:min-width="15.4cm" fo:padding-top="0.151cm" fo:padding-bottom="0.151cm" fo:padding-left="0.276cm" fo:padding-right="0.276cm"/>
      <style:paragraph-properties style:writing-mode="lr-tb"/>
    </style:style>
    <style:style style:name="gr90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0.6cm" fo:padding-top="0.151cm" fo:padding-bottom="0.151cm" fo:padding-left="0.276cm" fo:padding-right="0.276cm"/>
      <style:paragraph-properties style:writing-mode="lr-tb"/>
    </style:style>
    <style:style style:name="gr9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0.8cm" fo:padding-top="0.151cm" fo:padding-bottom="0.151cm" fo:padding-left="0.276cm" fo:padding-right="0.276cm"/>
      <style:paragraph-properties style:writing-mode="lr-tb"/>
    </style:style>
    <style:style style:name="gr9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0.7cm" fo:padding-top="0.151cm" fo:padding-bottom="0.151cm" fo:padding-left="0.276cm" fo:padding-right="0.276cm"/>
      <style:paragraph-properties style:writing-mode="lr-tb"/>
    </style:style>
    <style:style style:name="gr9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68cm" fo:min-width="0cm" fo:padding-top="0.151cm" fo:padding-bottom="0.151cm" fo:padding-left="0.276cm" fo:padding-right="0.276cm"/>
    </style:style>
    <style:style style:name="gr94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774cm" fo:min-width="0cm" fo:padding-top="0.151cm" fo:padding-bottom="0.151cm" fo:padding-left="0.276cm" fo:padding-right="0.276cm"/>
    </style:style>
    <style:style style:name="gr9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1.2cm" fo:padding-top="0.151cm" fo:padding-bottom="0.151cm" fo:padding-left="0.276cm" fo:padding-right="0.276cm"/>
      <style:paragraph-properties style:writing-mode="lr-tb"/>
    </style:style>
    <style:style style:name="gr9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0.9cm" fo:padding-top="0.151cm" fo:padding-bottom="0.151cm" fo:padding-left="0.276cm" fo:padding-right="0.276cm"/>
      <style:paragraph-properties style:writing-mode="lr-tb"/>
    </style:style>
    <style:style style:name="gr97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15cm" fo:min-width="7.1cm" fo:padding-top="0.151cm" fo:padding-bottom="0.151cm" fo:padding-left="0.276cm" fo:padding-right="0.276cm"/>
      <style:paragraph-properties style:writing-mode="lr-tb"/>
    </style:style>
    <style:style style:name="gr98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15cm" fo:min-width="6.6cm" fo:padding-top="0.151cm" fo:padding-bottom="0.151cm" fo:padding-left="0.276cm" fo:padding-right="0.276cm"/>
      <style:paragraph-properties style:writing-mode="lr-tb"/>
    </style:style>
    <style:style style:name="gr99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1.5cm" fo:padding-top="0.151cm" fo:padding-bottom="0.151cm" fo:padding-left="0.276cm" fo:padding-right="0.276cm"/>
      <style:paragraph-properties style:writing-mode="lr-tb"/>
    </style:style>
    <style:style style:name="gr100" style:family="graphic" style:parent-style-name="standard">
      <style:graphic-properties svg:stroke-width="0.053cm" svg:stroke-color="#3465a4" draw:marker-start-width="0.279cm" draw:marker-end-width="0.279cm" draw:opacity="0%" draw:textarea-horizontal-align="justify" draw:textarea-vertical-align="middle" draw:auto-grow-height="false" fo:min-height="3.05cm" fo:min-width="15.6cm" fo:padding-top="0.151cm" fo:padding-bottom="0.151cm" fo:padding-left="0.276cm" fo:padding-right="0.276cm"/>
    </style:style>
    <style:style style:name="gr101" style:family="graphic" style:parent-style-name="standard">
      <style:graphic-properties svg:stroke-width="0.053cm" svg:stroke-color="#3465a4" draw:marker-start-width="0.279cm" draw:marker-end-width="0.279cm" draw:opacity="0%" draw:textarea-horizontal-align="justify" draw:textarea-vertical-align="middle" draw:auto-grow-height="false" fo:min-height="3.05cm" fo:min-width="7.8cm" fo:padding-top="0.151cm" fo:padding-bottom="0.151cm" fo:padding-left="0.276cm" fo:padding-right="0.276cm"/>
    </style:style>
    <style:style style:name="gr102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5cm" fo:min-width="1cm" fo:padding-top="0.151cm" fo:padding-bottom="0.151cm" fo:padding-left="0.276cm" fo:padding-right="0.276cm"/>
      <style:paragraph-properties style:writing-mode="lr-tb"/>
    </style:style>
    <style:style style:name="gr103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5cm" fo:min-width="1.2cm" fo:padding-top="0.151cm" fo:padding-bottom="0.151cm" fo:padding-left="0.276cm" fo:padding-right="0.276cm"/>
      <style:paragraph-properties style:writing-mode="lr-tb"/>
    </style:style>
    <style:style style:name="gr104" style:family="graphic" style:parent-style-name="standard">
      <style:graphic-properties svg:stroke-width="0.053cm" svg:stroke-color="#3465a4" draw:marker-start-width="0.279cm" draw:marker-end-width="0.279cm" draw:opacity="0%" draw:textarea-horizontal-align="justify" draw:textarea-vertical-align="middle" draw:auto-grow-height="false" fo:min-height="3.25cm" fo:min-width="16.1cm" fo:padding-top="0.151cm" fo:padding-bottom="0.151cm" fo:padding-left="0.276cm" fo:padding-right="0.276cm"/>
    </style:style>
    <style:style style:name="gr10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75cm" fo:min-width="14.4cm" fo:padding-top="0.151cm" fo:padding-bottom="0.151cm" fo:padding-left="0.276cm" fo:padding-right="0.276cm"/>
      <style:paragraph-properties style:writing-mode="lr-tb"/>
    </style:style>
    <style:style style:name="gr106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10.082cm" fo:min-width="0cm" fo:padding-top="0.151cm" fo:padding-bottom="0.151cm" fo:padding-left="0.276cm" fo:padding-right="0.276cm"/>
    </style:style>
    <style:style style:name="gr107" style:family="graphic" style:parent-style-name="standard" style:list-style-name="L1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25cm" fo:min-width="3.5cm" fo:padding-top="0.151cm" fo:padding-bottom="0.151cm" fo:padding-left="0.276cm" fo:padding-right="0.276cm"/>
      <style:paragraph-properties style:writing-mode="lr-tb"/>
    </style:style>
    <style:style style:name="gr10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5cm" fo:min-width="1cm" fo:padding-top="0.151cm" fo:padding-bottom="0.151cm" fo:padding-left="0.276cm" fo:padding-right="0.276cm"/>
      <style:paragraph-properties style:writing-mode="lr-tb"/>
    </style:style>
    <style:style style:name="gr109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0.55cm" fo:min-width="1.2cm" fo:padding-top="0.151cm" fo:padding-bottom="0.151cm" fo:padding-left="0.276cm" fo:padding-right="0.276cm"/>
      <style:paragraph-properties style:writing-mode="lr-tb"/>
    </style:style>
    <style:style style:name="gr11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55cm" fo:min-width="3.5cm" fo:padding-top="0.151cm" fo:padding-bottom="0.151cm" fo:padding-left="0.276cm" fo:padding-right="0.276cm"/>
      <style:paragraph-properties style:writing-mode="lr-tb"/>
    </style:style>
    <style:style style:name="gr11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6cm" fo:min-width="0.815cm" fo:padding-top="0.151cm" fo:padding-bottom="0.151cm" fo:padding-left="0.276cm" fo:padding-right="0.276cm"/>
      <style:paragraph-properties style:writing-mode="lr-tb"/>
    </style:style>
    <style:style style:name="gr11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6cm" fo:min-width="0.819cm" fo:padding-top="0.151cm" fo:padding-bottom="0.151cm" fo:padding-left="0.276cm" fo:padding-right="0.276cm"/>
      <style:paragraph-properties style:writing-mode="lr-tb"/>
    </style:style>
    <style:style style:name="gr113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6cm" fo:min-width="0.82cm" fo:padding-top="0.151cm" fo:padding-bottom="0.151cm" fo:padding-left="0.276cm" fo:padding-right="0.276cm"/>
      <style:paragraph-properties style:writing-mode="lr-tb"/>
    </style:style>
    <style:style style:name="gr11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6cm" fo:min-width="0.816cm" fo:padding-top="0.151cm" fo:padding-bottom="0.151cm" fo:padding-left="0.276cm" fo:padding-right="0.276cm"/>
      <style:paragraph-properties style:writing-mode="lr-tb"/>
    </style:style>
    <style:style style:name="gr115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65cm" fo:padding-top="0.151cm" fo:padding-bottom="0.151cm" fo:padding-left="0.276cm" fo:padding-right="0.276cm"/>
      <style:paragraph-properties style:writing-mode="lr-tb"/>
    </style:style>
    <style:style style:name="gr116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508cm" fo:min-width="0cm" fo:padding-top="0.151cm" fo:padding-bottom="0.151cm" fo:padding-left="0.276cm" fo:padding-right="0.276cm"/>
    </style:style>
    <style:style style:name="gr11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39cm" fo:min-width="1.127cm" fo:padding-top="0.151cm" fo:padding-bottom="0.151cm" fo:padding-left="0.276cm" fo:padding-right="0.276cm"/>
      <style:paragraph-properties style:writing-mode="lr-tb"/>
    </style:style>
    <style:style style:name="gr118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5.315cm" fo:min-width="0cm" fo:padding-top="0.151cm" fo:padding-bottom="0.151cm" fo:padding-left="0.276cm" fo:padding-right="0.276cm"/>
    </style:style>
    <style:style style:name="gr119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4cm" fo:min-width="0cm" fo:padding-top="0.151cm" fo:padding-bottom="0.151cm" fo:padding-left="0.276cm" fo:padding-right="0.276cm"/>
    </style:style>
    <style:style style:name="gr120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4cm" fo:padding-top="0.151cm" fo:padding-bottom="0.151cm" fo:padding-left="0.276cm" fo:padding-right="0.276cm"/>
      <style:paragraph-properties style:writing-mode="lr-tb"/>
    </style:style>
    <style:style style:name="gr12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27cm" fo:padding-top="0.151cm" fo:padding-bottom="0.151cm" fo:padding-left="0.276cm" fo:padding-right="0.276cm"/>
      <style:paragraph-properties style:writing-mode="lr-tb"/>
    </style:style>
    <style:style style:name="gr122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5cm" fo:padding-top="0.151cm" fo:padding-bottom="0.151cm" fo:padding-left="0.276cm" fo:padding-right="0.276cm"/>
      <style:paragraph-properties style:writing-mode="lr-tb"/>
    </style:style>
    <style:style style:name="gr123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37cm" fo:min-width="1.127cm" fo:padding-top="0.151cm" fo:padding-bottom="0.151cm" fo:padding-left="0.276cm" fo:padding-right="0.276cm"/>
      <style:paragraph-properties style:writing-mode="lr-tb"/>
    </style:style>
    <style:style style:name="gr12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5.608cm" fo:min-width="0cm" fo:padding-top="0.151cm" fo:padding-bottom="0.151cm" fo:padding-left="0.276cm" fo:padding-right="0.276cm"/>
    </style:style>
    <style:style style:name="gr12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4cm" fo:min-width="1.127cm" fo:padding-top="0.151cm" fo:padding-bottom="0.151cm" fo:padding-left="0.276cm" fo:padding-right="0.276cm"/>
      <style:paragraph-properties style:writing-mode="lr-tb"/>
    </style:style>
    <style:style style:name="gr126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4.214cm" fo:min-width="0cm" fo:padding-top="0.151cm" fo:padding-bottom="0.151cm" fo:padding-left="0.276cm" fo:padding-right="0.276cm"/>
    </style:style>
    <style:style style:name="gr127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5cm" fo:min-width="0.815cm" fo:padding-top="0.151cm" fo:padding-bottom="0.151cm" fo:padding-left="0.276cm" fo:padding-right="0.276cm"/>
      <style:paragraph-properties style:writing-mode="lr-tb"/>
    </style:style>
    <style:style style:name="gr128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5cm" fo:min-width="0.82cm" fo:padding-top="0.151cm" fo:padding-bottom="0.151cm" fo:padding-left="0.276cm" fo:padding-right="0.276cm"/>
      <style:paragraph-properties style:writing-mode="lr-tb"/>
    </style:style>
    <style:style style:name="gr12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5cm" fo:min-width="0.818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3cm" fo:min-width="0.719cm" fo:padding-top="0.151cm" fo:padding-bottom="0.151cm" fo:padding-left="0.276cm" fo:padding-right="0.276cm"/>
      <style:paragraph-properties style:writing-mode="lr-tb"/>
    </style:style>
    <style:style style:name="gr131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64cm" fo:padding-top="0.151cm" fo:padding-bottom="0.151cm" fo:padding-left="0.276cm" fo:padding-right="0.276cm"/>
      <style:paragraph-properties style:writing-mode="lr-tb"/>
    </style:style>
    <style:style style:name="gr132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89cm" fo:padding-top="0.151cm" fo:padding-bottom="0.151cm" fo:padding-left="0.276cm" fo:padding-right="0.276cm"/>
      <style:paragraph-properties style:writing-mode="lr-tb"/>
    </style:style>
    <style:style style:name="gr133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3cm" fo:min-width="0.766cm" fo:padding-top="0.151cm" fo:padding-bottom="0.151cm" fo:padding-left="0.276cm" fo:padding-right="0.276cm"/>
      <style:paragraph-properties style:writing-mode="lr-tb"/>
    </style:style>
    <style:style style:name="gr13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3.391cm" fo:min-width="0cm" fo:padding-top="0.151cm" fo:padding-bottom="0.151cm" fo:padding-left="0.276cm" fo:padding-right="0.276cm"/>
    </style:style>
    <style:style style:name="gr135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4cm" fo:min-width="1.126cm" fo:padding-top="0.151cm" fo:padding-bottom="0.151cm" fo:padding-left="0.276cm" fo:padding-right="0.276cm"/>
      <style:paragraph-properties style:writing-mode="lr-tb"/>
    </style:style>
    <style:style style:name="gr136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1.915cm" fo:min-width="0cm" fo:padding-top="0.151cm" fo:padding-bottom="0.151cm" fo:padding-left="0.276cm" fo:padding-right="0.276cm"/>
    </style:style>
    <style:style style:name="gr137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3cm" fo:min-width="0cm" fo:padding-top="0.151cm" fo:padding-bottom="0.151cm" fo:padding-left="0.276cm" fo:padding-right="0.276cm"/>
    </style:style>
    <style:style style:name="gr13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4cm" fo:min-width="1.125cm" fo:padding-top="0.151cm" fo:padding-bottom="0.151cm" fo:padding-left="0.276cm" fo:padding-right="0.276cm"/>
      <style:paragraph-properties style:writing-mode="lr-tb"/>
    </style:style>
    <style:style style:name="gr13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7cm" fo:min-width="0.816cm" fo:padding-top="0.151cm" fo:padding-bottom="0.151cm" fo:padding-left="0.276cm" fo:padding-right="0.276cm"/>
      <style:paragraph-properties style:writing-mode="lr-tb"/>
    </style:style>
    <style:style style:name="gr14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57cm" fo:min-width="0.819cm" fo:padding-top="0.151cm" fo:padding-bottom="0.151cm" fo:padding-left="0.276cm" fo:padding-right="0.276cm"/>
      <style:paragraph-properties style:writing-mode="lr-tb"/>
    </style:style>
    <style:style style:name="gr141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719cm" fo:padding-top="0.151cm" fo:padding-bottom="0.151cm" fo:padding-left="0.276cm" fo:padding-right="0.276cm"/>
      <style:paragraph-properties style:writing-mode="lr-tb"/>
    </style:style>
    <style:style style:name="gr142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56cm" fo:padding-top="0.151cm" fo:padding-bottom="0.151cm" fo:padding-left="0.276cm" fo:padding-right="0.276cm"/>
      <style:paragraph-properties style:writing-mode="lr-tb"/>
    </style:style>
    <style:style style:name="gr143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65cm" fo:padding-top="0.151cm" fo:padding-bottom="0.151cm" fo:padding-left="0.276cm" fo:padding-right="0.276cm"/>
      <style:paragraph-properties style:writing-mode="lr-tb"/>
    </style:style>
    <style:style style:name="gr144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89cm" fo:padding-top="0.151cm" fo:padding-bottom="0.151cm" fo:padding-left="0.276cm" fo:padding-right="0.276cm"/>
      <style:paragraph-properties style:writing-mode="lr-tb"/>
    </style:style>
    <style:style style:name="gr145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68cm" fo:padding-top="0.151cm" fo:padding-bottom="0.151cm" fo:padding-left="0.276cm" fo:padding-right="0.276cm"/>
      <style:paragraph-properties style:writing-mode="lr-tb"/>
    </style:style>
    <style:style style:name="gr146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61cm" fo:min-width="0cm" fo:padding-top="0.151cm" fo:padding-bottom="0.151cm" fo:padding-left="0.276cm" fo:padding-right="0.276cm"/>
    </style:style>
    <style:style style:name="gr147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766cm" fo:min-width="0cm" fo:padding-top="0.151cm" fo:padding-bottom="0.151cm" fo:padding-left="0.276cm" fo:padding-right="0.276cm"/>
    </style:style>
    <style:style style:name="gr148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872cm" fo:min-width="0cm" fo:padding-top="0.151cm" fo:padding-bottom="0.151cm" fo:padding-left="0.276cm" fo:padding-right="0.276cm"/>
    </style:style>
    <style:style style:name="gr149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39cm" fo:min-width="1.125cm" fo:padding-top="0.151cm" fo:padding-bottom="0.151cm" fo:padding-left="0.276cm" fo:padding-right="0.276cm"/>
      <style:paragraph-properties style:writing-mode="lr-tb"/>
    </style:style>
    <style:style style:name="gr150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4cm" fo:min-width="0.718cm" fo:padding-top="0.151cm" fo:padding-bottom="0.151cm" fo:padding-left="0.276cm" fo:padding-right="0.276cm"/>
      <style:paragraph-properties style:writing-mode="lr-tb"/>
    </style:style>
    <style:style style:name="gr151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56cm" fo:padding-top="0.151cm" fo:padding-bottom="0.151cm" fo:padding-left="0.276cm" fo:padding-right="0.276cm"/>
      <style:paragraph-properties style:writing-mode="lr-tb"/>
    </style:style>
    <style:style style:name="gr152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89cm" fo:padding-top="0.151cm" fo:padding-bottom="0.151cm" fo:padding-left="0.276cm" fo:padding-right="0.276cm"/>
      <style:paragraph-properties style:writing-mode="lr-tb"/>
    </style:style>
    <style:style style:name="gr153" style:family="graphic" style:parent-style-name="standard">
      <style:graphic-properties draw:stroke="solid" svg:stroke-width="0.053cm" svg:stroke-color="#00a933" draw:marker-start-width="0.279cm" draw:marker-end-width="0.279cm" draw:fill-color="#ffffff" draw:textarea-horizontal-align="justify" draw:textarea-vertical-align="middle" draw:auto-grow-height="false" fo:min-height="1.004cm" fo:min-width="0.767cm" fo:padding-top="0.151cm" fo:padding-bottom="0.151cm" fo:padding-left="0.276cm" fo:padding-right="0.276cm"/>
      <style:paragraph-properties style:writing-mode="lr-tb"/>
    </style:style>
    <style:style style:name="gr154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2.16cm" fo:min-width="0cm" fo:padding-top="0.151cm" fo:padding-bottom="0.151cm" fo:padding-left="0.276cm" fo:padding-right="0.276cm"/>
    </style:style>
    <style:style style:name="gr155" style:family="graphic" style:parent-style-name="standard">
      <style:graphic-properties svg:stroke-width="0.053cm" svg:stroke-color="#00a933" draw:marker-start-width="0.279cm" draw:marker-end-width="0.279cm" draw:fill="none" draw:textarea-vertical-align="middle" draw:auto-grow-height="false" fo:min-height="0.765cm" fo:min-width="0cm" fo:padding-top="0.151cm" fo:padding-bottom="0.151cm" fo:padding-left="0.276cm" fo:padding-right="0.276cm"/>
    </style:style>
    <style:style style:name="gr15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239cm" fo:min-width="1.126cm" fo:padding-top="0.151cm" fo:padding-bottom="0.151cm" fo:padding-left="0.276cm" fo:padding-right="0.276cm"/>
      <style:paragraph-properties style:writing-mode="lr-tb"/>
    </style:style>
    <style:style style:name="gr157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718cm" fo:padding-top="0.151cm" fo:padding-bottom="0.151cm" fo:padding-left="0.276cm" fo:padding-right="0.276cm"/>
      <style:paragraph-properties style:writing-mode="lr-tb"/>
    </style:style>
    <style:style style:name="gr158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848cm" fo:padding-top="0.151cm" fo:padding-bottom="0.151cm" fo:padding-left="0.276cm" fo:padding-right="0.276cm"/>
      <style:paragraph-properties style:writing-mode="lr-tb"/>
    </style:style>
    <style:style style:name="gr159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1.011cm" fo:min-width="0cm" fo:padding-top="0.151cm" fo:padding-bottom="0.151cm" fo:padding-left="0.276cm" fo:padding-right="0.276cm"/>
    </style:style>
    <style:style style:name="gr160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1.25cm" fo:min-width="7.9cm" fo:padding-top="0.151cm" fo:padding-bottom="0.151cm" fo:padding-left="0.276cm" fo:padding-right="0.276cm"/>
      <style:paragraph-properties style:writing-mode="lr-tb"/>
    </style:style>
    <style:style style:name="gr161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6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05cm" fo:min-width="0.848cm" fo:padding-top="0.151cm" fo:padding-bottom="0.151cm" fo:padding-left="0.276cm" fo:padding-right="0.276cm"/>
      <style:paragraph-properties style:writing-mode="lr-tb"/>
    </style:style>
    <style:style style:name="gr163" style:family="graphic" style:parent-style-name="standard">
      <style:graphic-properties draw:stroke="solid" draw:stroke-dash="Long_20_Dash" svg:stroke-width="0.053cm" svg:stroke-color="#3465a4" draw:marker-start-width="0.279cm" draw:marker-end-width="0.279cm" draw:fill-color="#ffffff" draw:textarea-horizontal-align="justify" draw:textarea-vertical-align="middle" draw:auto-grow-height="false" fo:min-height="1.005cm" fo:min-width="0.765cm" fo:padding-top="0.151cm" fo:padding-bottom="0.151cm" fo:padding-left="0.276cm" fo:padding-right="0.276cm"/>
      <style:paragraph-properties style:writing-mode="lr-tb"/>
    </style:style>
    <style:style style:name="gr164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05cm" fo:min-width="0.789cm" fo:padding-top="0.151cm" fo:padding-bottom="0.151cm" fo:padding-left="0.276cm" fo:padding-right="0.276cm"/>
      <style:paragraph-properties style:writing-mode="lr-tb"/>
    </style:style>
    <style:style style:name="gr165" style:family="graphic" style:parent-style-name="standard">
      <style:graphic-properties draw:stroke="solid" svg:stroke-width="0.053cm" svg:stroke-color="#3465a4" draw:marker-start-width="0.279cm" draw:marker-end-width="0.279cm" draw:fill-color="#ffffff" draw:textarea-horizontal-align="justify" draw:textarea-vertical-align="middle" draw:auto-grow-height="false" fo:min-height="1.005cm" fo:min-width="0.768cm" fo:padding-top="0.151cm" fo:padding-bottom="0.151cm" fo:padding-left="0.276cm" fo:padding-right="0.276cm"/>
      <style:paragraph-properties style:writing-mode="lr-tb"/>
    </style:style>
    <style:style style:name="gr166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35cm" fo:min-width="8.1cm" fo:padding-top="0.151cm" fo:padding-bottom="0.151cm" fo:padding-left="0.276cm" fo:padding-right="0.276cm"/>
      <style:paragraph-properties style:writing-mode="lr-tb"/>
    </style:style>
    <style:style style:name="gr167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2.05cm" fo:min-width="9.2cm" fo:padding-top="0.151cm" fo:padding-bottom="0.151cm" fo:padding-left="0.276cm" fo:padding-right="0.276cm"/>
      <style:paragraph-properties style:writing-mode="lr-tb"/>
    </style:style>
    <style:style style:name="gr168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05cm" fo:min-width="0.688cm" fo:padding-top="0.151cm" fo:padding-bottom="0.151cm" fo:padding-left="0.276cm" fo:padding-right="0.276cm"/>
      <style:paragraph-properties style:writing-mode="lr-tb"/>
    </style:style>
    <style:style style:name="gr169" style:family="graphic" style:parent-style-name="standard">
      <style:graphic-properties draw:stroke="dash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98cm" fo:padding-top="0.151cm" fo:padding-bottom="0.151cm" fo:padding-left="0.276cm" fo:padding-right="0.276cm"/>
      <style:paragraph-properties style:writing-mode="lr-tb"/>
    </style:style>
    <style:style style:name="gr17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39cm" fo:min-width="0.882cm" fo:padding-top="0.151cm" fo:padding-bottom="0.151cm" fo:padding-left="0.276cm" fo:padding-right="0.276cm"/>
      <style:paragraph-properties style:writing-mode="lr-tb"/>
    </style:style>
    <style:style style:name="gr171" style:family="graphic" style:parent-style-name="standard">
      <style:graphic-properties draw:stroke="solid" draw:stroke-dash="Long_20_Dash" svg:stroke-width="0.053cm" svg:stroke-color="#3465a4" draw:marker-start-width="0.279cm" draw:marker-end-width="0.279cm" draw:fill-color="#ffffff" draw:textarea-horizontal-align="justify" draw:textarea-vertical-align="middle" draw:auto-grow-height="false" fo:min-height="1.039cm" fo:min-width="0.799cm" fo:padding-top="0.151cm" fo:padding-bottom="0.151cm" fo:padding-left="0.276cm" fo:padding-right="0.276cm"/>
      <style:paragraph-properties style:writing-mode="lr-tb"/>
    </style:style>
    <style:style style:name="gr172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1.039cm" fo:min-width="0.823cm" fo:padding-top="0.151cm" fo:padding-bottom="0.151cm" fo:padding-left="0.276cm" fo:padding-right="0.276cm"/>
      <style:paragraph-properties style:writing-mode="lr-tb"/>
    </style:style>
    <style:style style:name="gr173" style:family="graphic" style:parent-style-name="standard">
      <style:graphic-properties draw:stroke="solid" svg:stroke-width="0.053cm" svg:stroke-color="#3465a4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74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88cm" fo:padding-top="0.151cm" fo:padding-bottom="0.151cm" fo:padding-left="0.276cm" fo:padding-right="0.276cm"/>
      <style:paragraph-properties style:writing-mode="lr-tb"/>
    </style:style>
    <style:style style:name="gr175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698cm" fo:padding-top="0.151cm" fo:padding-bottom="0.151cm" fo:padding-left="0.276cm" fo:padding-right="0.276cm"/>
      <style:paragraph-properties style:writing-mode="lr-tb"/>
    </style:style>
    <style:style style:name="gr176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799cm" fo:padding-top="0.151cm" fo:padding-bottom="0.151cm" fo:padding-left="0.276cm" fo:padding-right="0.276cm"/>
      <style:paragraph-properties style:writing-mode="lr-tb"/>
    </style:style>
    <style:style style:name="gr177" style:family="graphic" style:parent-style-name="standard">
      <style:graphic-properties draw:stroke="solid" svg:stroke-width="0.053cm" svg:stroke-color="#ff0000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78" style:family="graphic" style:parent-style-name="standard">
      <style:graphic-properties svg:stroke-width="0.053cm" draw:marker-start-width="0.279cm" draw:marker-end-width="0.279cm" draw:fill-color="#ffffff" draw:textarea-horizontal-align="justify" draw:textarea-vertical-align="middle" draw:auto-grow-height="false" fo:min-height="0.95cm" fo:min-width="8cm" fo:padding-top="0.151cm" fo:padding-bottom="0.151cm" fo:padding-left="0.276cm" fo:padding-right="0.276cm"/>
      <style:paragraph-properties style:writing-mode="lr-tb"/>
    </style:style>
    <style:style style:name="gr179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982cm" fo:min-width="0cm" fo:padding-top="0.151cm" fo:padding-bottom="0.151cm" fo:padding-left="0.276cm" fo:padding-right="0.276cm"/>
    </style:style>
    <style:style style:name="gr180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vertical-align="middle" draw:auto-grow-height="false" fo:min-height="2.174cm" fo:min-width="0cm" fo:padding-top="0.151cm" fo:padding-bottom="0.151cm" fo:padding-left="0.276cm" fo:padding-right="0.276cm"/>
    </style:style>
    <style:style style:name="gr181" style:family="graphic" style:parent-style-name="standard">
      <style:graphic-properties draw:stroke="dash" draw:stroke-dash="Dashed_20__28_var_29_" svg:stroke-width="0.053cm" svg:stroke-color="#ff0000" draw:marker-start-width="0.279cm" draw:marker-end-width="0.279cm" draw:fill="none" draw:textarea-vertical-align="middle" draw:auto-grow-height="false" fo:min-height="3.459cm" fo:min-width="0cm" fo:padding-top="0.151cm" fo:padding-bottom="0.151cm" fo:padding-left="0.276cm" fo:padding-right="0.276cm"/>
    </style:style>
    <style:style style:name="gr182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039cm" fo:min-width="0.802cm" fo:padding-top="0.151cm" fo:padding-bottom="0.151cm" fo:padding-left="0.276cm" fo:padding-right="0.276cm"/>
      <style:paragraph-properties style:writing-mode="lr-tb"/>
    </style:style>
    <style:style style:name="gr183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823cm" fo:padding-top="0.151cm" fo:padding-bottom="0.151cm" fo:padding-left="0.276cm" fo:padding-right="0.276cm"/>
      <style:paragraph-properties style:writing-mode="lr-tb"/>
    </style:style>
    <style:style style:name="gr184" style:family="graphic" style:parent-style-name="standard">
      <style:graphic-properties draw:stroke="solid" draw:stroke-dash="Long_20_Dash"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748cm" fo:padding-top="0.151cm" fo:padding-bottom="0.151cm" fo:padding-left="0.276cm" fo:padding-right="0.276cm"/>
      <style:paragraph-properties style:writing-mode="lr-tb"/>
    </style:style>
    <style:style style:name="gr185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39cm" fo:min-width="0.882cm" fo:padding-top="0.151cm" fo:padding-bottom="0.151cm" fo:padding-left="0.276cm" fo:padding-right="0.276cm"/>
      <style:paragraph-properties style:writing-mode="lr-tb"/>
    </style:style>
    <style:style style:name="gr186" style:family="graphic" style:parent-style-name="standard">
      <style:graphic-properties svg:stroke-width="0.053cm" svg:stroke-color="#00a933" draw:marker-start-width="0.279cm" draw:marker-end-width="0.279cm" draw:fill-color="#ffffff" draw:textarea-horizontal-align="justify" draw:textarea-vertical-align="middle" draw:auto-grow-height="false" fo:min-height="1.005cm" fo:min-width="0.868cm" fo:padding-top="0.151cm" fo:padding-bottom="0.151cm" fo:padding-left="0.276cm" fo:padding-right="0.276cm"/>
      <style:paragraph-properties style:writing-mode="lr-tb"/>
    </style:style>
    <style:style style:name="gr187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57cm" fo:min-width="1.319cm" fo:padding-top="0.151cm" fo:padding-bottom="0.151cm" fo:padding-left="0.276cm" fo:padding-right="0.276cm"/>
      <style:paragraph-properties style:writing-mode="lr-tb"/>
    </style:style>
    <style:style style:name="gr188" style:family="graphic" style:parent-style-name="standard">
      <style:graphic-properties svg:stroke-width="0.053cm" svg:stroke-color="#ff0000" draw:marker-start-width="0.279cm" draw:marker-end-width="0.279cm" draw:fill-color="#ffffff" draw:textarea-horizontal-align="justify" draw:textarea-vertical-align="middle" draw:auto-grow-height="false" fo:min-height="1.57cm" fo:min-width="1.32cm" fo:padding-top="0.151cm" fo:padding-bottom="0.151cm" fo:padding-left="0.276cm" fo:padding-right="0.276cm"/>
      <style:paragraph-properties style:writing-mode="lr-tb"/>
    </style:style>
    <style:style style:name="gr189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57cm" fo:min-width="1.319cm" fo:padding-top="0.151cm" fo:padding-bottom="0.151cm" fo:padding-left="0.276cm" fo:padding-right="0.276cm"/>
      <style:paragraph-properties style:writing-mode="lr-tb"/>
    </style:style>
    <style:style style:name="gr190" style:family="graphic" style:parent-style-name="standard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191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498cm" fo:padding-top="0.151cm" fo:padding-bottom="0.151cm" fo:padding-left="0.276cm" fo:padding-right="0.276cm"/>
      <style:paragraph-properties style:writing-mode="lr-tb"/>
    </style:style>
    <style:style style:name="gr192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193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499cm" fo:padding-top="0.151cm" fo:padding-bottom="0.151cm" fo:padding-left="0.276cm" fo:padding-right="0.276cm"/>
      <style:paragraph-properties style:writing-mode="lr-tb"/>
    </style:style>
    <style:style style:name="gr194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195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196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498cm" fo:padding-top="0.151cm" fo:padding-bottom="0.151cm" fo:padding-left="0.276cm" fo:padding-right="0.276cm"/>
      <style:paragraph-properties style:writing-mode="lr-tb"/>
    </style:style>
    <style:style style:name="gr197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198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499cm" fo:padding-top="0.151cm" fo:padding-bottom="0.151cm" fo:padding-left="0.276cm" fo:padding-right="0.276cm"/>
      <style:paragraph-properties style:writing-mode="lr-tb"/>
    </style:style>
    <style:style style:name="gr199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501cm" fo:padding-top="0.151cm" fo:padding-bottom="0.151cm" fo:padding-left="0.276cm" fo:padding-right="0.276cm"/>
      <style:paragraph-properties style:writing-mode="lr-tb"/>
    </style:style>
    <style:style style:name="gr200" style:family="graphic" style:parent-style-name="standard" style:list-style-name="L1">
      <style:graphic-properties svg:stroke-width="0.053cm" svg:stroke-color="#3465a4" draw:marker-start-width="0.279cm" draw:marker-end-width="0.279cm" draw:fill-color="#ffffff" draw:textarea-horizontal-align="justify" draw:textarea-vertical-align="middle" draw:auto-grow-height="false" fo:min-height="0.75cm" fo:min-width="0.498cm" fo:padding-top="0.151cm" fo:padding-bottom="0.151cm" fo:padding-left="0.276cm" fo:padding-right="0.276cm"/>
      <style:paragraph-properties style:writing-mode="lr-tb"/>
    </style:style>
    <style:style style:name="gr201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0.616cm" fo:min-width="0cm" fo:padding-top="0.151cm" fo:padding-bottom="0.151cm" fo:padding-left="0.276cm" fo:padding-right="0.276cm"/>
    </style:style>
    <style:style style:name="gr202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203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0.616cm" fo:min-width="0cm" fo:padding-top="0.151cm" fo:padding-bottom="0.151cm" fo:padding-left="0.276cm" fo:padding-right="0.276cm"/>
    </style:style>
    <style:style style:name="gr20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75cm" fo:min-width="17.7cm" fo:padding-top="0.151cm" fo:padding-bottom="0.151cm" fo:padding-left="0.276cm" fo:padding-right="0.276cm"/>
      <style:paragraph-properties style:writing-mode="lr-tb"/>
    </style:style>
    <style:style style:name="gr20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1.8cm" fo:padding-top="0.151cm" fo:padding-bottom="0.151cm" fo:padding-left="0.276cm" fo:padding-right="0.276cm"/>
      <style:paragraph-properties style:writing-mode="lr-tb"/>
    </style:style>
    <style:style style:name="gr206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2.25cm" fo:padding-top="0.151cm" fo:padding-bottom="0.151cm" fo:padding-left="0.276cm" fo:padding-right="0.276cm"/>
      <style:paragraph-properties style:writing-mode="lr-tb"/>
    </style:style>
    <style:style style:name="gr207" style:family="graphic" style:parent-style-name="standard">
      <style:graphic-properties svg:stroke-width="0.053cm" svg:stroke-color="#3465a4" draw:marker-start-width="0.279cm" draw:marker-end-width="0.279cm" draw:opacity="0%" draw:textarea-horizontal-align="justify" draw:textarea-vertical-align="middle" draw:auto-grow-height="false" fo:min-height="5.45cm" fo:min-width="18.5cm" fo:padding-top="0.151cm" fo:padding-bottom="0.151cm" fo:padding-left="0.276cm" fo:padding-right="0.276cm"/>
    </style:style>
    <style:style style:name="gr208" style:family="graphic" style:parent-style-name="standard">
      <style:graphic-properties svg:stroke-width="0.053cm" svg:stroke-color="#ff0000" draw:marker-start-width="0.279cm" draw:marker-end-width="0.279cm" draw:fill-color="#ff0000" draw:textarea-horizontal-align="justify" draw:textarea-vertical-align="middle" draw:auto-grow-height="false" fo:min-height="0.25cm" fo:min-width="0cm" fo:padding-top="0.151cm" fo:padding-bottom="0.151cm" fo:padding-left="0.276cm" fo:padding-right="0.276cm"/>
    </style:style>
    <style:style style:name="gr209" style:family="graphic" style:parent-style-name="standard" style:list-style-name="L1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1.35cm" fo:min-width="13.8cm" fo:padding-top="0.151cm" fo:padding-bottom="0.151cm" fo:padding-left="0.276cm" fo:padding-right="0.276cm"/>
      <style:paragraph-properties style:writing-mode="lr-tb"/>
    </style:style>
    <style:style style:name="gr210" style:family="graphic" style:parent-style-name="standard">
      <style:graphic-properties svg:stroke-width="0.053cm" svg:stroke-color="#00a933" draw:marker-start-width="0.279cm" draw:marker-end-width="0.279cm" draw:fill-color="#00a933" draw:textarea-horizontal-align="justify" draw:textarea-vertical-align="middle" draw:auto-grow-height="false" fo:min-height="0.25cm" fo:min-width="0cm" fo:padding-top="0.151cm" fo:padding-bottom="0.151cm" fo:padding-left="0.276cm" fo:padding-right="0.276cm"/>
    </style:style>
    <style:style style:name="gr211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0cm" fo:padding-top="0.151cm" fo:padding-bottom="0.151cm" fo:padding-left="0.276cm" fo:padding-right="0.276cm"/>
      <style:paragraph-properties style:writing-mode="lr-tb"/>
    </style:style>
    <style:style style:name="gr212" style:family="graphic" style:parent-style-name="standard">
      <style:graphic-properties svg:stroke-width="0.053cm" svg:stroke-color="#3465a4" draw:marker-start-width="0.279cm" draw:marker-end-width="0.279cm" draw:fill-color="#3465a4" draw:textarea-horizontal-align="justify" draw:textarea-vertical-align="middle" draw:auto-grow-height="false" fo:min-height="0.25cm" fo:min-width="0cm" fo:padding-top="0.151cm" fo:padding-bottom="0.151cm" fo:padding-left="0.276cm" fo:padding-right="0.276cm"/>
    </style:style>
    <style:style style:name="gr213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3.206cm" fo:min-width="0cm" fo:padding-top="0.151cm" fo:padding-bottom="0.151cm" fo:padding-left="0.276cm" fo:padding-right="0.276cm"/>
    </style:style>
    <style:style style:name="gr214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4.1cm" fo:padding-top="0.151cm" fo:padding-bottom="0.151cm" fo:padding-left="0.276cm" fo:padding-right="0.276cm"/>
      <style:paragraph-properties style:writing-mode="lr-tb"/>
    </style:style>
    <style:style style:name="gr215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7.3cm" fo:padding-top="0.151cm" fo:padding-bottom="0.151cm" fo:padding-left="0.276cm" fo:padding-right="0.276cm"/>
      <style:paragraph-properties style:writing-mode="lr-tb"/>
    </style:style>
    <style:style style:name="gr216" style:family="graphic" style:parent-style-name="standard" style:list-style-name="L1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35cm" fo:min-width="13.8cm" fo:padding-top="0.151cm" fo:padding-bottom="0.151cm" fo:padding-left="0.276cm" fo:padding-right="0.276cm"/>
      <style:paragraph-properties style:writing-mode="lr-tb"/>
    </style:style>
    <style:style style:name="gr217" style:family="graphic" style:parent-style-name="standard">
      <style:graphic-properties svg:stroke-width="0.053cm" draw:marker-start-width="0.279cm" draw:marker-end-width="0.279cm" draw:fill="none" draw:textarea-vertical-align="middle" draw:auto-grow-height="false" fo:min-height="5.954cm" fo:min-width="0cm" fo:padding-top="0.151cm" fo:padding-bottom="0.151cm" fo:padding-left="0.276cm" fo:padding-right="0.276cm"/>
    </style:style>
    <style:style style:name="gr218" style:family="graphic" style:parent-style-name="standard">
      <style:graphic-properties svg:stroke-width="0.053cm" svg:stroke-color="#ffffff" draw:marker-start-width="0.279cm" draw:marker-end-width="0.279cm" draw:fill-color="#ffffff" draw:textarea-horizontal-align="justify" draw:textarea-vertical-align="middle" draw:auto-grow-height="false" fo:min-height="0.15cm" fo:min-width="11.1cm" fo:padding-top="0.151cm" fo:padding-bottom="0.151cm" fo:padding-left="0.276cm" fo:padding-right="0.276cm"/>
      <style:paragraph-properties style:writing-mode="lr-tb"/>
    </style:style>
    <style:style style:name="P1" style:family="paragraph">
      <style:paragraph-properties fo:text-align="center" style:writing-mode="lr-tb"/>
      <style:text-properties fo:language="en" fo:country="US"/>
    </style:style>
    <style:style style:name="P2" style:family="paragraph">
      <loext:graphic-properties draw:fill-color="#ffffff"/>
      <style:paragraph-properties fo:text-align="center" style:writing-mode="lr-tb"/>
      <style:text-properties fo:language="en" fo:country="US"/>
    </style:style>
    <style:style style:name="P3" style:family="paragraph">
      <loext:graphic-properties draw:fill="solid" draw:fill-color="#ff0000" draw:opacity="100%"/>
      <style:paragraph-properties fo:text-align="center"/>
      <style:text-properties fo:language="en" fo:country="US"/>
    </style:style>
    <style:style style:name="P4" style:family="paragraph">
      <loext:graphic-properties draw:fill-color="#ff0000"/>
      <style:paragraph-properties fo:text-align="center"/>
      <style:text-properties fo:language="en" fo:country="US"/>
    </style:style>
    <style:style style:name="P5" style:family="paragraph">
      <loext:graphic-properties draw:fill="solid"/>
      <style:paragraph-properties fo:text-align="center"/>
      <style:text-properties fo:language="en" fo:country="US"/>
    </style:style>
    <style:style style:name="P6" style:family="paragraph">
      <loext:graphic-properties draw:fill-color="#ffffff" draw:opacity="85%"/>
      <style:paragraph-properties fo:text-align="center" style:writing-mode="lr-tb"/>
      <style:text-properties fo:language="en" fo:country="US"/>
    </style:style>
    <style:style style:name="P7" style:family="paragraph">
      <loext:graphic-properties draw:fill-color="#00a933"/>
      <style:paragraph-properties fo:text-align="center"/>
      <style:text-properties fo:language="en" fo:country="US"/>
    </style:style>
    <style:style style:name="P8" style:family="paragraph">
      <loext:graphic-properties draw:fill="none"/>
      <style:paragraph-properties fo:text-align="center"/>
      <style:text-properties fo:language="en" fo:country="US"/>
    </style:style>
    <style:style style:name="P9" style:family="paragraph">
      <style:paragraph-properties fo:text-align="center" style:writing-mode="lr-tb"/>
      <style:text-properties fo:color="#ff0000" fo:language="en" fo:country="US"/>
    </style:style>
    <style:style style:name="P10" style:family="paragraph">
      <loext:graphic-properties draw:fill-color="#ffffff"/>
      <style:paragraph-properties fo:text-align="center" style:writing-mode="lr-tb"/>
      <style:text-properties fo:color="#ff0000" fo:language="en" fo:country="US"/>
    </style:style>
    <style:style style:name="P11" style:family="paragraph">
      <style:paragraph-properties fo:text-align="center" style:writing-mode="lr-tb"/>
      <style:text-properties fo:color="#c9211e" fo:language="en" fo:country="US"/>
    </style:style>
    <style:style style:name="P12" style:family="paragraph">
      <loext:graphic-properties draw:fill-color="#ffffff"/>
      <style:paragraph-properties fo:text-align="center" style:writing-mode="lr-tb"/>
      <style:text-properties fo:color="#c9211e" fo:language="en" fo:country="US"/>
    </style:style>
    <style:style style:name="P13" style:family="paragraph">
      <style:paragraph-properties fo:text-align="center" style:writing-mode="lr-tb"/>
      <style:text-properties fo:color="#00a933" fo:language="en" fo:country="US"/>
    </style:style>
    <style:style style:name="P14" style:family="paragraph">
      <loext:graphic-properties draw:fill-color="#ffffff"/>
      <style:paragraph-properties fo:text-align="center" style:writing-mode="lr-tb"/>
      <style:text-properties fo:color="#00a933" fo:language="en" fo:country="US"/>
    </style:style>
    <style:style style:name="P15" style:family="paragraph">
      <loext:graphic-properties draw:fill-color="#3465a4"/>
      <style:paragraph-properties fo:text-align="center"/>
      <style:text-properties fo:language="en" fo:country="US"/>
    </style:style>
    <style:style style:name="P16" style:family="paragraph">
      <style:paragraph-properties fo:text-align="start" style:writing-mode="lr-tb"/>
      <style:text-properties fo:language="en" fo:country="US"/>
    </style:style>
    <style:style style:name="P17" style:family="paragraph">
      <loext:graphic-properties draw:fill-color="#ffffff"/>
      <style:paragraph-properties fo:text-align="start" style:writing-mode="lr-tb"/>
      <style:text-properties fo:language="en" fo:country="US"/>
    </style:style>
    <style:style style:name="P18" style:family="paragraph">
      <loext:graphic-properties draw:opacity="0%"/>
      <style:paragraph-properties fo:text-align="center"/>
      <style:text-properties fo:language="en" fo:country="US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0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language="en" fo:country="US"/>
    </style:style>
    <style:style style:name="P21" style:family="paragraph">
      <style:paragraph-properties fo:text-align="center" style:writing-mode="lr-tb"/>
      <style:text-properties fo:color="#3465a4" fo:language="en" fo:country="US"/>
    </style:style>
    <style:style style:name="P22" style:family="paragraph">
      <loext:graphic-properties draw:fill-color="#ffffff"/>
      <style:paragraph-properties fo:text-align="center" style:writing-mode="lr-tb"/>
      <style:text-properties fo:color="#3465a4" fo:language="en" fo:country="US"/>
    </style:style>
    <style:style style:name="P23" style:family="paragraph">
      <style:paragraph-properties fo:text-align="center" style:writing-mode="lr-tb"/>
      <style:text-properties fo:color="#000000" fo:language="en" fo:country="US"/>
    </style:style>
    <style:style style:name="P24" style:family="paragraph">
      <loext:graphic-properties draw:fill-color="#ffffff"/>
      <style:paragraph-properties fo:text-align="center" style:writing-mode="lr-tb"/>
      <style:text-properties fo:color="#000000" fo:language="en" fo:country="US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0000" fo:language="en" fo:country="US"/>
    </style:style>
    <style:style style:name="P26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fo:language="en" fo:country="US"/>
    </style:style>
    <style:style style:name="P27" style:family="paragraph">
      <loext:graphic-properties draw:fill-color="#000000"/>
      <style:paragraph-properties fo:text-align="center"/>
      <style:text-properties fo:language="en" fo:country="US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P29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fo:language="en" fo:country="US"/>
    </style:style>
    <style:style style:name="T1" style:family="text">
      <style:text-properties fo:color="#ff0000"/>
    </style:style>
    <style:style style:name="T2" style:family="text">
      <style:text-properties fo:color="#c9211e"/>
    </style:style>
    <style:style style:name="T3" style:family="text">
      <style:text-properties fo:color="#00a933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3465a4"/>
    </style:style>
    <style:style style:name="T6" style:family="text">
      <style:text-properties fo:color="#000000"/>
    </style:style>
    <style:style style:name="T7" style:family="text">
      <style:text-properties fo:language="en" fo:country="US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82cm" svg:height="1.82cm" svg:x="0.13cm" svg:y="0.09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16cm" svg:height="1.82cm" svg:x="1.95cm" svg:y="0.099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3.766cm" svg:y="0.099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5.586cm" svg:y="0.099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7.405cm" svg:y="0.099cm">
          <text:p text:style-name="P1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9.23cm" svg:y="0.099cm">
          <text:p text:style-name="P1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11.049cm" svg:y="0.099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1.819cm" svg:height="1.82cm" svg:x="5.581cm" svg:y="2.279cm">
          <text:p text:style-name="P1">25?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5" draw:text-style-name="P2" draw:layer="layout" svg:width="1.386cm" svg:height="1.386cm" svg:x="0.353cm" svg:y="1.34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1.381cm" svg:height="1.386cm" svg:x="1.739cm" svg:y="1.34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87cm" svg:height="1.386cm" svg:x="3.12cm" svg:y="1.341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.383cm" svg:height="1.386cm" svg:x="4.507cm" svg:y="1.341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.386cm" svg:height="1.386cm" svg:x="5.89cm" svg:y="1.341cm">
          <text:p text:style-name="P1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85cm" svg:height="1.386cm" svg:x="7.28cm" svg:y="1.341cm">
          <text:p text:style-name="P1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85cm" svg:height="1.386cm" svg:x="8.665cm" svg:y="1.341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1.385cm" svg:height="1.386cm" svg:x="10.6cm" svg:y="1.34cm">
          <text:p text:style-name="P1">25?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5.837cm" svg:y1="1.22cm" svg:x2="4.54cm" svg:y2="2.806cm">
          <text:p/>
        </draw:line>
        <draw:line draw:style-name="gr10" draw:text-style-name="P3" draw:layer="layout" svg:x1="4.54cm" svg:y1="1.22cm" svg:x2="5.837cm" svg:y2="2.806cm">
          <text:p/>
        </draw:line>
        <draw:custom-shape draw:style-name="gr11" draw:text-style-name="P2" draw:layer="layout" svg:width="2.283cm" svg:height="2.6cm" svg:x="4.08cm" svg:y="2.88cm">
          <text:p text:style-name="P1">?</text:p>
          <text:p text:style-name="P1">25=11?</text:p>
          <text:p text:style-name="P1">No</text:p>
          <text:p text:style-name="P1">25&gt;11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" draw:text-style-name="P3" draw:layer="layout" svg:x1="4.54cm" svg:y1="1.266cm" svg:x2="0.201cm" svg:y2="2.775cm">
          <text:p/>
        </draw:line>
        <draw:line draw:style-name="gr10" draw:text-style-name="P3" draw:layer="layout" svg:x1="0.201cm" svg:y1="1.266cm" svg:x2="4.54cm" svg:y2="2.775cm">
          <text:p/>
        </draw:line>
        <draw:custom-shape draw:style-name="gr12" draw:text-style-name="P4" draw:layer="layout" svg:width="0.221cm" svg:height="0.328cm" draw:transform="skewX (-0.00610865238198004) rotate (-0.607723645544425) translate (2.37cm 3.2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3" draw:text-style-name="P5" draw:layer="layout" svg:width="1.928cm" svg:height="1.662cm" draw:transform="rotate (-3.14159265358979) translate (4.40746666666667cm 5.20205110891598cm)" svg:viewBox="0 0 1929 1663" svg:d="M0 0c732 0 1929 1663 1929 1663">
          <text:p/>
        </draw:path>
        <draw:polyline draw:style-name="gr14" draw:text-style-name="P5" draw:layer="layout" svg:width="0.227cm" svg:height="4.109cm" draw:transform="rotate (1.5707963267949) translate (5.90973532338308cm 1.18955223880597cm)" svg:viewBox="0 0 228 4110" draw:points="0,0 228,0 228,4110 0,4110">
          <text:p/>
        </draw:polyline>
        <draw:custom-shape draw:style-name="gr15" draw:text-style-name="P2" draw:layer="layout" svg:width="0.608cm" svg:height="0.533cm" svg:x="7.737cm" svg:y="0.2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1.386cm" svg:height="1.374cm" svg:x="0.2cm" svg:y="6.0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381cm" svg:height="1.374cm" svg:x="1.586cm" svg:y="6.0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387cm" svg:height="1.374cm" svg:x="2.967cm" svg:y="6.07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383cm" svg:height="1.374cm" svg:x="4.354cm" svg:y="6.07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layout" svg:width="1.386cm" svg:height="1.374cm" svg:x="5.737cm" svg:y="6.07cm">
          <text:p text:style-name="P1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385cm" svg:height="1.374cm" svg:x="7.127cm" svg:y="6.07cm">
          <text:p text:style-name="P1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385cm" svg:height="1.374cm" svg:x="8.512cm" svg:y="6.07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1.385cm" svg:height="1.375cm" svg:x="10.6cm" svg:y="6.07cm">
          <text:p text:style-name="P1">25?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5" draw:layer="layout" svg:width="0.225cm" svg:height="4.109cm" draw:transform="rotate (1.5707963267949) translate (5.75673532338308cm 5.91932881299872cm)" svg:viewBox="0 0 226 4110" draw:points="0,0 226,0 226,4110 0,4110">
          <text:p/>
        </draw:polyline>
        <draw:custom-shape draw:style-name="gr23" draw:text-style-name="P2" draw:layer="layout" svg:width="0.608cm" svg:height="0.529cm" svg:x="7.6cm" svg:y="5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1.386cm" svg:height="1.374cm" svg:x="0.2cm" svg:y="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81cm" svg:height="1.374cm" svg:x="1.586cm" svg:y="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1.387cm" svg:height="1.374cm" svg:x="2.967cm" svg:y="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1.383cm" svg:height="1.374cm" svg:x="4.354cm" svg:y="6.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283cm" svg:height="2.6cm" svg:x="6.7cm" svg:y="7.738cm">
          <text:p text:style-name="P1">?</text:p>
          <text:p text:style-name="P1">25=19?</text:p>
          <text:p text:style-name="P1">No</text:p>
          <text:p text:style-name="P1">25&gt;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237cm" svg:height="0.355cm" draw:transform="skewX (-0.0280998009571088) rotate (-0.174532925199433) translate (6.387cm 7.641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638.8059701493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13" draw:text-style-name="P5" draw:layer="layout" svg:width="1.837cm" svg:height="1.272cm" draw:transform="rotate (2.35619449019234) translate (6.9cm 10.138cm)" svg:viewBox="0 0 1838 1273" svg:d="M0 0c283 0 1838 1273 1838 1273">
          <text:p/>
        </draw:path>
        <draw:line draw:style-name="gr10" draw:text-style-name="P3" draw:layer="layout" svg:x1="5.838cm" svg:y1="1.22cm" svg:x2="4.541cm" svg:y2="2.806cm">
          <text:p/>
        </draw:line>
        <draw:line draw:style-name="gr10" draw:text-style-name="P3" draw:layer="layout" svg:x1="4.541cm" svg:y1="1.22cm" svg:x2="5.838cm" svg:y2="2.806cm">
          <text:p/>
        </draw:line>
        <draw:line draw:style-name="gr10" draw:text-style-name="P3" draw:layer="layout" svg:x1="8.497cm" svg:y1="5.938cm" svg:x2="7.2cm" svg:y2="7.524cm">
          <text:p/>
        </draw:line>
        <draw:line draw:style-name="gr10" draw:text-style-name="P3" draw:layer="layout" svg:x1="7.2cm" svg:y1="5.938cm" svg:x2="8.497cm" svg:y2="7.524cm">
          <text:p/>
        </draw:line>
        <draw:line draw:style-name="gr10" draw:text-style-name="P3" draw:layer="layout" svg:x1="7.1cm" svg:y1="5.952cm" svg:x2="5.803cm" svg:y2="7.538cm">
          <text:p/>
        </draw:line>
        <draw:line draw:style-name="gr10" draw:text-style-name="P3" draw:layer="layout" svg:x1="5.803cm" svg:y1="5.952cm" svg:x2="7.1cm" svg:y2="7.538cm">
          <text:p/>
        </draw:line>
        <draw:custom-shape draw:style-name="gr16" draw:text-style-name="P2" draw:layer="layout" svg:width="1.386cm" svg:height="1.374cm" svg:x="0.253cm" svg:y="11.232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1.381cm" svg:height="1.374cm" svg:x="1.639cm" svg:y="11.232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1.387cm" svg:height="1.374cm" svg:x="3.02cm" svg:y="11.232cm">
          <text:p text:style-name="P1">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" draw:layer="layout" svg:width="1.383cm" svg:height="1.374cm" svg:x="4.407cm" svg:y="11.232cm">
          <text:p text:style-name="P1">1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draw:layer="layout" svg:width="1.386cm" svg:height="1.374cm" svg:x="5.79cm" svg:y="11.232cm">
          <text:p text:style-name="P1">1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.385cm" svg:height="1.374cm" svg:x="7.18cm" svg:y="11.232cm">
          <text:p text:style-name="P1">1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2" draw:layer="layout" svg:width="1.385cm" svg:height="1.374cm" svg:x="8.565cm" svg:y="11.232cm">
          <text:p text:style-name="P1">2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" draw:layer="layout" svg:width="8.085cm" svg:height="1.375cm" svg:x="10.6cm" svg:y="11.23cm">
          <text:p text:style-name="P1">25!=29, 25 is not in the array</text:p>
          <draw:enhanced-geometry svg:viewBox="0 0 21600 21600" draw:mirror-horizontal="false" draw:mirror-vertical="false" draw:type="rectangle" draw:enhanced-path="M 0 0 L 21600 0 21600 21600 0 21600 0 0 Z N"/>
        </draw:custom-shape>
        <draw:polyline draw:style-name="gr14" draw:text-style-name="P5" draw:layer="layout" svg:width="0.225cm" svg:height="1.319cm" draw:transform="rotate (1.5707963267949) translate (8.59991499437121cm 11.0813288129987cm)" svg:viewBox="0 0 226 1320" draw:points="0,0 226,0 226,1320 0,1320">
          <text:p/>
        </draw:polyline>
        <draw:custom-shape draw:style-name="gr31" draw:text-style-name="P2" draw:layer="layout" svg:width="0.513cm" svg:height="0.529cm" svg:x="9.087cm" svg:y="10.2cm">
          <text:p text:style-name="P1">?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6" draw:layer="layout" svg:width="1.386cm" svg:height="1.374cm" svg:x="0.253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6" draw:layer="layout" svg:width="1.381cm" svg:height="1.374cm" svg:x="1.639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1.387cm" svg:height="1.374cm" svg:x="3.02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1.383cm" svg:height="1.374cm" svg:x="4.407cm" svg:y="11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6" draw:layer="layout" svg:width="1.387cm" svg:height="1.374cm" svg:x="5.8cm" svg:y="11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6" draw:layer="layout" svg:width="1.383cm" svg:height="1.374cm" svg:x="7.187cm" svg:y="11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" draw:layer="layout" svg:width="5.8cm" svg:height="3.786cm" svg:x="13cm" svg:y="0.414cm">
          <text:p text:style-name="P1">Just three steps</text:p>
          <text:p text:style-name="P1">to search </text:p>
          <text:p text:style-name="P1">an element </text:p>
          <text:p text:style-name="P1">in an array of</text:p>
          <text:p text:style-name="P1">seven elements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Default">
        <draw:custom-shape draw:style-name="gr33" draw:text-style-name="P2" draw:layer="layout" svg:width="11.1cm" svg:height="3.1cm" svg:x="0.14cm" svg:y="0.1cm">
          <text:p text:style-name="P1">[…. <text:s text:c="13"/>….]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383cm" svg:height="0.783cm" svg:x="5.243cm" svg:y="1.08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382cm" svg:height="0.783cm" svg:x="5.818cm" svg:y="1.0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1cm" svg:height="0.6cm" svg:x="4.74cm" svg:y="0.3cm">
          <text:p text:style-name="P1">mid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1cm" svg:height="0.6cm" svg:x="2.94cm" svg:y="0.5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4cm" svg:height="0.8cm" svg:x="7.34cm" svg:y="0.5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0.3cm" svg:height="2.2cm" draw:transform="rotate (1.5707963267949) translate (5.74cm 2.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0" draw:layer="layout" svg:width="2.3cm" svg:height="0.6cm" svg:x="6.24cm" svg:y="2.4cm">
          <text:p text:style-name="P9"><text:span text:style-name="T1">values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3.74cm" svg:y1="2.4cm" svg:x2="5.84cm" svg:y2="1.8cm">
          <text:p/>
        </draw:line>
        <draw:custom-shape draw:style-name="gr41" draw:text-style-name="P10" draw:layer="layout" svg:width="5.3cm" svg:height="0.8cm" svg:x="0.34cm" svg:y="2.3cm">
          <text:p text:style-name="P9"><text:span text:style-name="T1">new_low = mid +1</text:span></text:p>
          <draw:enhanced-geometry svg:viewBox="0 0 21600 21600" draw:type="rectangle" draw:enhanced-path="M 0 0 L 21600 0 21600 21600 0 21600 0 0 Z N"/>
        </draw:custom-shape>
        <draw:custom-shape draw:style-name="gr33" draw:text-style-name="P2" draw:layer="layout" svg:width="11.1cm" svg:height="3.1cm" svg:x="0.14cm" svg:y="4cm">
          <text:p text:style-name="P1">[…. <text:s text:c="13"/>….]</text:p>
          <draw:enhanced-geometry svg:viewBox="0 0 21600 21600" draw:type="rectangle" draw:enhanced-path="M 0 0 L 21600 0 21600 21600 0 21600 0 0 Z N"/>
        </draw:custom-shape>
        <draw:custom-shape draw:style-name="gr35" draw:text-style-name="P4" draw:layer="layout" svg:width="0.383cm" svg:height="0.783cm" svg:x="5.243cm" svg:y="4.9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0.382cm" svg:height="0.783cm" svg:x="5.818cm" svg:y="4.9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1cm" svg:height="0.6cm" svg:x="5.64cm" svg:y="4.2cm">
          <text:p text:style-name="P1">mid</text:p>
          <draw:enhanced-geometry svg:viewBox="0 0 21600 21600" draw:type="rectangle" draw:enhanced-path="M 0 0 L 21600 0 21600 21600 0 21600 0 0 Z N"/>
        </draw:custom-shape>
        <draw:custom-shape draw:style-name="gr36" draw:text-style-name="P2" draw:layer="layout" svg:width="1.1cm" svg:height="0.6cm" svg:x="2.94cm" svg:y="4.4cm">
          <text:p text:style-name="P1">low</text:p>
          <draw:enhanced-geometry svg:viewBox="0 0 21600 21600" draw:type="rectangle" draw:enhanced-path="M 0 0 L 21600 0 21600 21600 0 21600 0 0 Z N"/>
        </draw:custom-shape>
        <draw:custom-shape draw:style-name="gr37" draw:text-style-name="P2" draw:layer="layout" svg:width="1.4cm" svg:height="0.8cm" svg:x="7.34cm" svg:y="4.4cm">
          <text:p text:style-name="P1">high</text:p>
          <draw:enhanced-geometry svg:viewBox="0 0 21600 21600" draw:type="rectangle" draw:enhanced-path="M 0 0 L 21600 0 21600 21600 0 21600 0 0 Z N"/>
        </draw:custom-shape>
        <draw:custom-shape draw:style-name="gr42" draw:text-style-name="P8" draw:layer="layout" svg:width="0.3cm" svg:height="2.2cm" draw:transform="rotate (1.5707963267949) translate (3.4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9" draw:text-style-name="P10" draw:layer="layout" svg:width="2.3cm" svg:height="0.6cm" svg:x="3.34cm" svg:y="6.3cm">
          <text:p text:style-name="P9"><text:span text:style-name="T1">values</text:span></text:p>
          <draw:enhanced-geometry svg:viewBox="0 0 21600 21600" draw:type="rectangle" draw:enhanced-path="M 0 0 L 21600 0 21600 21600 0 21600 0 0 Z N"/>
        </draw:custom-shape>
        <draw:line draw:style-name="gr40" draw:text-style-name="P5" draw:layer="layout" svg:x1="7.74cm" svg:y1="6.3cm" svg:x2="5.64cm" svg:y2="5.7cm">
          <text:p/>
        </draw:line>
        <draw:custom-shape draw:style-name="gr41" draw:text-style-name="P10" draw:layer="layout" svg:width="5.3cm" svg:height="0.8cm" svg:x="5.84cm" svg:y="6.2cm">
          <text:p text:style-name="P9"><text:span text:style-name="T1">new_high = mid +1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43" draw:text-style-name="P2" draw:layer="layout" svg:width="1.47cm" svg:height="1.459cm" svg:x="1.679cm" svg:y="0.673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3.149cm" svg:y="0.673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4.623cm" svg:y="0.673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6.096cm" svg:y="0.673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8" draw:layer="layout" svg:width="0.093cm" svg:height="1.64cm" draw:transform="rotate (-1.5707963267949) translate (2.504cm 0.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47" draw:text-style-name="P2" draw:layer="layout" svg:width="5.2cm" svg:height="0.7cm" svg:x="10.2cm" svg:y="0.1cm">
          <text:p text:style-name="P1">Comparison n = 5</text:p>
          <draw:enhanced-geometry svg:viewBox="0 0 21600 21600" draw:type="rectangle" draw:enhanced-path="M 0 0 L 21600 0 21600 21600 0 21600 0 0 Z N"/>
        </draw:custom-shape>
        <draw:custom-shape draw:style-name="gr48" draw:text-style-name="P2" draw:layer="layout" svg:width="1.47cm" svg:height="1.458cm" svg:x="0.2cm" svg:y="3.37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1.474cm" svg:height="1.458cm" svg:x="3.178cm" svg:y="3.36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2" draw:layer="layout" svg:width="1.473cm" svg:height="1.458cm" svg:x="4.652cm" svg:y="3.36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draw:layer="layout" svg:width="1.474cm" svg:height="1.458cm" svg:x="6.125cm" svg:y="3.36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0.093cm" svg:height="1.639cm" draw:transform="rotate (-1.5707963267949) translate (3.935cm 3.195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2" draw:text-style-name="P2" draw:layer="layout" svg:width="1.825cm" svg:height="0.549cm" svg:x="0.834cm" svg:y="2.561cm">
          <text:p text:style-name="P1">8&gt;3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47cm" svg:height="1.459cm" svg:x="0.201cm" svg:y="6.086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.674cm" svg:y="6.08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4.66cm" svg:y="6.084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6.133cm" svg:y="6.084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8" draw:layer="layout" svg:width="0.092cm" svg:height="1.632cm" draw:transform="rotate (-1.5707963267949) translate (5.567cm 5.911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4" draw:text-style-name="P2" draw:layer="layout" svg:width="1.818cm" svg:height="0.549cm" svg:x="2.203cm" svg:y="5.276cm">
          <text:p text:style-name="P1">8&gt;1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47cm" svg:height="1.459cm" svg:x="0.202cm" svg:y="8.801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.675cm" svg:y="8.79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3.148cm" svg:y="8.79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6.126cm" svg:y="8.79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0.093cm" svg:height="1.639cm" draw:transform="rotate (-1.5707963267949) translate (7.028cm 8.626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2" draw:layer="layout" svg:width="1.817cm" svg:height="0.546cm" svg:x="3.479cm" svg:y="7.994cm">
          <text:p text:style-name="P1">8&gt;7</text:p>
          <draw:enhanced-geometry svg:viewBox="0 0 21600 21600" draw:type="rectangle" draw:enhanced-path="M 0 0 L 21600 0 21600 21600 0 21600 0 0 Z N"/>
        </draw:custom-shape>
        <draw:custom-shape draw:style-name="gr43" draw:text-style-name="P2" draw:layer="layout" svg:width="1.47cm" svg:height="1.459cm" svg:x="0.2cm" svg:y="11.44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.673cm" svg:y="11.44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3.146cm" svg:y="11.44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4.62cm" svg:y="11.4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817cm" svg:height="0.546cm" svg:x="5.183cm" svg:y="10.654cm">
          <text:p text:style-name="P1">8&gt;0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1.474cm" svg:height="1.458cm" svg:x="0.2cm" svg:y="0.68cm">
          <text:p text:style-name="P1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3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9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11.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2.7cm" svg:y1="0.5cm" svg:x2="9.7cm" svg:y2="0.4cm">
          <text:p/>
        </draw:line>
        <draw:custom-shape draw:style-name="gr59" draw:text-style-name="P2" draw:layer="layout" svg:width="5.3cm" svg:height="0.8cm" svg:x="13.6cm" svg:y="11.9cm">
          <text:p text:style-name="P1">n – 1 comparis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2" draw:layer="layout" svg:width="9.4cm" svg:height="1.2cm" svg:x="9.4cm" svg:y="10.4cm">
          <text:p text:style-name="P1">The biggest number is at the end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8cm" svg:height="0.8cm" svg:x="14.6cm" svg:y="3.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6.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9.1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12" draw:layer="layout" svg:width="1.474cm" svg:height="1.458cm" svg:x="1.684cm" svg:y="3.369cm">
          <text:p text:style-name="P1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1.474cm" svg:height="1.459cm" svg:x="3.168cm" svg:y="6.084cm">
          <text:p text:style-name="P1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1.474cm" svg:height="1.459cm" svg:x="4.632cm" svg:y="8.801cm">
          <text:p text:style-name="P1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2" draw:text-style-name="P12" draw:layer="layout" svg:width="1.474cm" svg:height="1.459cm" svg:x="6.11cm" svg:y="11.44cm">
          <text:p text:style-name="P11"><text:span text:style-name="T2">8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5" draw:style-name="dp1" draw:master-page-name="Default">
        <draw:custom-shape draw:style-name="gr47" draw:text-style-name="P2" draw:layer="layout" svg:width="5.2cm" svg:height="0.7cm" svg:x="10.2cm" svg:y="0.1cm">
          <text:p text:style-name="P1">Comparison n = 4</text:p>
          <draw:enhanced-geometry svg:viewBox="0 0 21600 21600" draw:type="rectangle" draw:enhanced-path="M 0 0 L 21600 0 21600 21600 0 21600 0 0 Z N"/>
        </draw:custom-shape>
        <draw:custom-shape draw:style-name="gr57" draw:text-style-name="P2" draw:layer="layout" svg:width="0.8cm" svg:height="0.8cm" svg:x="12.2cm" svg:y="3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6.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2.2cm" svg:y="9.1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2.7cm" svg:y1="0.4cm" svg:x2="9.7cm" svg:y2="0.4cm">
          <text:p/>
        </draw:line>
        <draw:custom-shape draw:style-name="gr59" draw:text-style-name="P2" draw:layer="layout" svg:width="5.3cm" svg:height="0.8cm" svg:x="13.6cm" svg:y="9.1cm">
          <text:p text:style-name="P1">n – 1 comparis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4" draw:layer="layout" svg:width="1.474cm" svg:height="1.459cm" svg:x="6.164cm" svg:y="3.40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10" draw:layer="layout" svg:width="1.47cm" svg:height="1.459cm" svg:x="1.7cm" svg:y="3.4cm">
          <text:p text:style-name="P9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0.2cm" svg:y="3.4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3.2cm" svg:y="3.4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4.674cm" svg:y="3.40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0.093cm" svg:height="1.639cm" draw:transform="rotate (-1.5707963267949) translate (4.2cm 3.20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2" draw:layer="layout" svg:width="1.817cm" svg:height="0.546cm" svg:x="0.7cm" svg:y="2.5cm">
          <text:p text:style-name="P1">3&gt;1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1.474cm" svg:height="1.459cm" svg:x="6.24cm" svg:y="6.10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47cm" svg:height="1.459cm" svg:x="1.72cm" svg:y="6.1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0.22cm" svg:y="6.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10" draw:layer="layout" svg:width="1.473cm" svg:height="1.459cm" svg:x="3.25cm" svg:y="6.1cm">
          <text:p text:style-name="P9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4.75cm" svg:y="6.10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0.093cm" svg:height="1.639cm" draw:transform="rotate (-1.5707963267949) translate (5.669cm 5.90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55" draw:text-style-name="P2" draw:layer="layout" svg:width="1.817cm" svg:height="0.546cm" svg:x="1.1cm" svg:y="5.2cm">
          <text:p text:style-name="P1">3&lt;7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1.474cm" svg:height="1.459cm" svg:x="6.22cm" svg:y="8.80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47cm" svg:height="1.459cm" svg:x="1.7cm" svg:y="8.8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0.2cm" svg:y="8.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3.2cm" svg:y="8.8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817cm" svg:height="0.546cm" svg:x="3.7cm" svg:y="7.9cm">
          <text:p text:style-name="P1">7&gt;0</text:p>
          <draw:enhanced-geometry svg:viewBox="0 0 21600 21600" draw:type="rectangle" draw:enhanced-path="M 0 0 L 21600 0 21600 21600 0 21600 0 0 Z N"/>
        </draw:custom-shape>
        <draw:custom-shape draw:style-name="gr63" draw:text-style-name="P14" draw:layer="layout" svg:width="1.474cm" svg:height="1.459cm" svg:x="6.22cm" svg:y="11.50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4" draw:layer="layout" svg:width="1.47cm" svg:height="1.459cm" svg:x="1.7cm" svg:y="11.5cm">
          <text:p text:style-name="P13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layout" svg:width="1.474cm" svg:height="1.459cm" svg:x="0.2cm" svg:y="11.5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14" draw:layer="layout" svg:width="1.473cm" svg:height="1.459cm" svg:x="4.7cm" svg:y="11.5cm">
          <text:p text:style-name="P13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14" draw:layer="layout" svg:width="1.474cm" svg:height="1.459cm" svg:x="3.2cm" svg:y="11.5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4" draw:layer="layout" svg:width="1.474cm" svg:height="1.459cm" svg:x="6.11cm" svg:y="0.60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.673cm" svg:y="0.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3.146cm" svg:y="0.6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4.62cm" svg:y="0.60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8" draw:layer="layout" svg:width="0.093cm" svg:height="1.639cm" draw:transform="rotate (-1.5707963267949) translate (2.539cm 0.4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69" draw:text-style-name="P10" draw:layer="layout" svg:width="1.47cm" svg:height="1.459cm" svg:x="0.2cm" svg:y="0.6cm">
          <text:p text:style-name="P9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3.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2" draw:layer="layout" svg:width="0.8cm" svg:height="0.8cm" svg:x="14.6cm" svg:y="6.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" draw:layer="layout" svg:width="4.5cm" svg:height="0.5cm" svg:x="1.5cm" svg:y="10.4cm">
          <text:p text:style-name="P1">……..</text:p>
          <draw:enhanced-geometry svg:viewBox="0 0 21600 21600" draw:type="rectangle" draw:enhanced-path="M 0 0 L 21600 0 21600 21600 0 21600 0 0 Z N"/>
        </draw:custom-shape>
        <draw:custom-shape draw:style-name="gr71" draw:text-style-name="P10" draw:layer="layout" svg:width="1.473cm" svg:height="1.459cm" svg:x="4.7cm" svg:y="8.8cm">
          <text:p text:style-name="P9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Default">
        <draw:custom-shape draw:style-name="gr43" draw:text-style-name="P2" draw:layer="layout" svg:width="1.47cm" svg:height="1.459cm" svg:x="5.059cm" svg:y="0.2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6.529cm" svg:y="0.2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8.003cm" svg:y="0.2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9.476cm" svg:y="0.2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3.6cm" svg:y="0.25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10.95cm" svg:y="0.25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2.423cm" svg:y="0.25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3.8cm" svg:y="2.2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5.8cm" svg:y="2.2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7.9cm" svg:y="2.27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0.1cm" svg:y="2.2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1.8cm" svg:y="2.27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12.4cm" svg:y="2.27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4.6cm" svg:y="2.2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3.8cm" svg:y="4.716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5.27cm" svg:y="4.716cm">
          <text:p text:style-name="P9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9.1cm" svg:y="4.716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10.57cm" svg:y="4.716cm">
          <text:p text:style-name="P9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1.8cm" svg:y="4.716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5" draw:text-style-name="P2" draw:layer="layout" svg:width="1.473cm" svg:height="1.459cm" svg:x="13.13cm" svg:y="4.71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14.6cm" svg:y="4.716cm">
          <text:p text:style-name="P9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817cm" svg:height="0.546cm" svg:x="4.483cm" svg:y="3.97cm">
          <text:p text:style-name="P1">3&gt;1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9.7cm" svg:y="3.97cm">
          <text:p text:style-name="P1">7&gt;0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13.7cm" svg:y="3.97cm">
          <text:p text:style-name="P1">10&gt;2</text:p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0.2cm" svg:height="2.6cm" draw:transform="rotate (1.5707963267949) translate (2.2cm 6.3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4" draw:text-style-name="P8" draw:layer="layout" svg:width="0.5cm" svg:height="3.8cm" draw:transform="rotate (1.5707963267949) translate (2.2cm 6.6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5" draw:text-style-name="P8" draw:layer="layout" svg:width="0.2cm" svg:height="3.9cm" draw:transform="rotate (1.5707963267949) translate (9.9cm 6.3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6" draw:text-style-name="P8" draw:layer="layout" svg:width="0.4cm" svg:height="3.1cm" draw:transform="rotate (1.5707963267949) translate (11.2cm 6.5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7" draw:text-style-name="P8" draw:layer="layout" svg:width="0.8cm" svg:height="4.4cm" draw:transform="rotate (1.5707963267949) translate (11.2cm 6.97cm)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4cm" svg:height="0.22cm" svg:x="4.72cm" svg:y="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14cm" svg:height="0.22cm" svg:x="5.93cm" svg:y="6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14cm" svg:height="0.22cm" svg:x="13.72cm" svg:y="6.0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7" draw:layer="layout" svg:width="0.14cm" svg:height="0.22cm" svg:x="15.53cm" svg:y="6.00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8" draw:text-style-name="P7" draw:layer="layout" svg:width="0.14cm" svg:height="0.22cm" svg:x="14.23cm" svg:y="6.00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9" draw:text-style-name="P2" draw:layer="layout" svg:width="1cm" svg:height="0.9cm" svg:x="16.7cm" svg:y="2.4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9" draw:text-style-name="P2" draw:layer="layout" svg:width="1cm" svg:height="0.9cm" svg:x="16.7cm" svg:y="4.95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1.47cm" svg:height="1.459cm" svg:x="3.8cm" svg:y="7.87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5.27cm" svg:y="7.87cm">
          <text:p text:style-name="P9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2.33cm" svg:y="7.87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817cm" svg:height="0.546cm" svg:x="4.7cm" svg:y="7.07cm">
          <text:p text:style-name="P1">8&gt;3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2.6cm" svg:y="7.07cm">
          <text:p text:style-name="P1">8&gt;1</text:p>
          <draw:enhanced-geometry svg:viewBox="0 0 21600 21600" draw:type="rectangle" draw:enhanced-path="M 0 0 L 21600 0 21600 21600 0 21600 0 0 Z N"/>
        </draw:custom-shape>
        <draw:custom-shape draw:style-name="gr45" draw:text-style-name="P2" draw:layer="layout" svg:width="1.473cm" svg:height="1.459cm" svg:x="10.19cm" svg:y="7.87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1.66cm" svg:y="7.8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0" draw:layer="layout" svg:width="1.473cm" svg:height="1.459cm" svg:x="13.13cm" svg:y="7.87cm">
          <text:p text:style-name="P9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14.6cm" svg:y="7.87cm">
          <text:p text:style-name="P9"><text:span text:style-name="T1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" draw:layer="layout" svg:width="1cm" svg:height="0.9cm" svg:x="16.701cm" svg:y="8.15cm">
          <text:p text:style-name="P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2" draw:layer="layout" svg:width="1.817cm" svg:height="0.546cm" svg:x="11.9cm" svg:y="7.07cm">
          <text:p text:style-name="P1">7&gt;2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9.8cm" svg:y="7.07cm">
          <text:p text:style-name="P1">0&lt;2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14cm" svg:y="7.07cm">
          <text:p text:style-name="P1">7&lt;10</text:p>
          <draw:enhanced-geometry svg:viewBox="0 0 21600 21600" draw:type="rectangle" draw:enhanced-path="M 0 0 L 21600 0 21600 21600 0 21600 0 0 Z N"/>
        </draw:custom-shape>
        <draw:custom-shape draw:style-name="gr81" draw:text-style-name="P8" draw:layer="layout" svg:width="0.358cm" svg:height="7.9cm" draw:transform="rotate (1.5707963267949) translate (3cm 9.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2" draw:text-style-name="P8" draw:layer="layout" svg:width="0.476cm" svg:height="9.5cm" draw:transform="rotate (1.5707963267949) translate (3cm 9.818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4cm" svg:height="0.22cm" svg:x="10.83cm" svg:y="9.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" draw:text-style-name="P4" draw:layer="layout" svg:width="0.14cm" svg:height="0.22cm" svg:x="12.43cm" svg:y="9.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3" draw:text-style-name="P8" draw:layer="layout" svg:width="0.84cm" svg:height="9cm" draw:transform="rotate (1.5707963267949) translate (4.6cm 10.17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4cm" svg:height="0.22cm" svg:x="13.53cm" svg:y="9.1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10" draw:layer="layout" svg:width="1.47cm" svg:height="1.459cm" svg:x="5.1cm" svg:y="11.45cm">
          <text:p text:style-name="P9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6.57cm" svg:y="11.45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0" draw:layer="layout" svg:width="1.473cm" svg:height="1.459cm" svg:x="8.044cm" svg:y="11.45cm">
          <text:p text:style-name="P9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0" draw:layer="layout" svg:width="1.474cm" svg:height="1.459cm" svg:x="9.517cm" svg:y="11.45cm">
          <text:p text:style-name="P9"><text:span text:style-name="T1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2" draw:layer="layout" svg:width="1.47cm" svg:height="1.459cm" svg:x="3.601cm" svg:y="11.4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10" draw:layer="layout" svg:width="1.473cm" svg:height="1.459cm" svg:x="10.991cm" svg:y="11.45cm">
          <text:p text:style-name="P9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2" draw:layer="layout" svg:width="1.474cm" svg:height="1.459cm" svg:x="12.5cm" svg:y="11.45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2" draw:layer="layout" svg:width="1.817cm" svg:height="0.546cm" svg:x="3.183cm" svg:y="10.65cm">
          <text:p text:style-name="P1">1&gt;0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5.2cm" svg:y="10.65cm">
          <text:p text:style-name="P1">1&lt;2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7.2cm" svg:y="10.65cm">
          <text:p text:style-name="P1">3&gt;2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9.2cm" svg:y="10.65cm">
          <text:p text:style-name="P1">3&lt;7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11.2cm" svg:y="10.65cm">
          <text:p text:style-name="P1">8&gt;7</text:p>
          <draw:enhanced-geometry svg:viewBox="0 0 21600 21600" draw:type="rectangle" draw:enhanced-path="M 0 0 L 21600 0 21600 21600 0 21600 0 0 Z N"/>
        </draw:custom-shape>
        <draw:custom-shape draw:style-name="gr55" draw:text-style-name="P2" draw:layer="layout" svg:width="1.817cm" svg:height="0.546cm" svg:x="13.2cm" svg:y="10.65cm">
          <text:p text:style-name="P1">8&lt;10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0.2cm" svg:height="2.1cm" draw:transform="rotate (1.5707963267949) translate (4.4cm 2.2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4" draw:text-style-name="P8" draw:layer="layout" svg:width="0.2cm" svg:height="2.1cm" draw:transform="rotate (1.5707963267949) translate (8.7cm 2.2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4" draw:text-style-name="P8" draw:layer="layout" svg:width="0.2cm" svg:height="2.1cm" draw:transform="rotate (1.5707963267949) translate (13.3cm 2.2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5" draw:text-style-name="P8" draw:layer="layout" svg:width="0.703cm" svg:height="7.5cm" draw:transform="rotate (1.5707963267949) translate (4.6cm 10.009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4cm" svg:height="0.22cm" svg:x="12.03cm" svg:y="9.151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6" draw:text-style-name="P8" draw:layer="layout" svg:width="0.941cm" svg:height="8.1cm" draw:transform="rotate (1.5707963267949) translate (6cm 10.3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7" draw:text-style-name="P15" draw:layer="layout" svg:width="0.14cm" svg:height="0.221cm" svg:x="14.03cm" svg:y="9.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8" draw:text-style-name="P8" draw:layer="layout" svg:width="1.041cm" svg:height="9.299cm" draw:transform="rotate (1.5707963267949) translate (6.001cm 10.4cm)">
          <text:p/>
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87" draw:text-style-name="P15" draw:layer="layout" svg:width="0.14cm" svg:height="0.221cm" svg:x="15.23cm" svg:y="9.15cm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  <draw:page draw:name="page7" draw:style-name="dp1" draw:master-page-name="Default">
        <draw:custom-shape draw:style-name="gr89" draw:text-style-name="P17" draw:layer="layout" svg:width="15.9cm" svg:height="2cm" svg:x="1.5cm" svg:y="0.4cm">
          <text:p text:style-name="P16"><text:span text:style-name="T4">array_input = <text:s/>[….…. <text:s text:c="31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1.1cm" svg:height="0.4cm" svg:x="5.6cm" svg:y="0.5cm">
          <text:p text:style-name="P1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3cm" svg:height="0.4cm" svg:x="14.4cm" svg:y="0.5cm">
          <text:p text:style-name="P1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1.2cm" svg:height="0.4cm" svg:x="9.3cm" svg:y="0.5cm">
          <text:p text:style-name="P1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0.383cm" svg:height="0.783cm" svg:x="10cm" svg:y="1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3" draw:text-style-name="P8" draw:layer="layout" svg:width="0.3cm" svg:height="4.2cm" draw:transform="rotate (1.5707963267949) translate (6cm 2.3cm)">
          <text:p/>
          <draw:enhanced-geometry svg:viewBox="0 0 21600 21600" draw:mirror-vertical="fals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4" draw:text-style-name="P8" draw:layer="layout" svg:width="0.3cm" svg:height="4.3cm" draw:transform="rotate (1.5707963267949) translate (10.7cm 2.3cm)">
          <text:p/>
          <draw:enhanced-geometry svg:viewBox="0 0 21600 21600" draw:mirror-vertical="false" draw:mirror-horizont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5" draw:text-style-name="P4" draw:layer="layout" svg:width="0.382cm" svg:height="0.783cm" svg:x="10.518cm" svg:y="1.0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2" draw:layer="layout" svg:width="1.7cm" svg:height="0.4cm" svg:x="10.7cm" svg:y="0.5cm">
          <text:p text:style-name="P1">mid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1.1cm" svg:height="0.4cm" svg:x="7.5cm" svg:y="2.5cm">
          <text:p text:style-name="P1">lef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6" draw:text-style-name="P2" draw:layer="layout" svg:width="1.4cm" svg:height="0.4cm" svg:x="12.2cm" svg:y="2.494cm">
          <text:p text:style-name="P1">righ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17" draw:layer="layout" svg:width="7.6cm" svg:height="1.4cm" svg:x="0.141cm" svg:y="4.5cm">
          <text:p text:style-name="P16"><text:span text:style-name="T4">left_side = [….…. <text:s text:c="5"/>….….</text:span>]</text:p>
          <draw:enhanced-geometry svg:viewBox="0 0 21600 21600" draw:type="rectangle" draw:enhanced-path="M 0 0 L 21600 0 21600 21600 0 21600 0 0 Z N"/>
        </draw:custom-shape>
        <draw:custom-shape draw:style-name="gr98" draw:text-style-name="P17" draw:layer="layout" svg:width="7.1cm" svg:height="1.4cm" svg:x="10.7cm" svg:y="4.5cm">
          <text:p text:style-name="P16"><text:span text:style-name="T4">right_side = [….…. <text:s text:c="5"/>….….</text:span>]</text:p>
          <draw:enhanced-geometry svg:viewBox="0 0 21600 21600" draw:type="rectangle" draw:enhanced-path="M 0 0 L 21600 0 21600 21600 0 21600 0 0 Z N"/>
        </draw:custom-shape>
        <draw:custom-shape draw:style-name="gr90" draw:text-style-name="P2" draw:layer="layout" svg:width="1.1cm" svg:height="0.4cm" svg:x="3cm" svg:y="4.2cm">
          <text:p text:style-name="P1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1.2cm" svg:height="0.4cm" svg:x="7.2cm" svg:y="4.2cm">
          <text:p text:style-name="P1">m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9" draw:text-style-name="P2" draw:layer="layout" svg:width="2cm" svg:height="0.4cm" svg:x="13.6cm" svg:y="4.2cm">
          <text:p text:style-name="P1">mid +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" draw:layer="layout" svg:width="1.2cm" svg:height="0.4cm" svg:x="17.9cm" svg:y="4.194cm">
          <text:p text:style-name="P1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1.1cm" svg:height="0.4cm" svg:x="2.1cm" svg:y="5.7cm">
          <text:p text:style-name="P1">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2cm" svg:y1="6.3cm" svg:x2="3.8cm" svg:y2="6.3cm">
          <text:p/>
        </draw:line>
        <draw:custom-shape draw:style-name="gr90" draw:text-style-name="P2" draw:layer="layout" svg:width="1.1cm" svg:height="0.4cm" svg:x="13.5cm" svg:y="5.7cm">
          <text:p text:style-name="P1">j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13.4cm" svg:y1="6.3cm" svg:x2="15.2cm" svg:y2="6.3cm">
          <text:p/>
        </draw:line>
        <draw:custom-shape draw:style-name="gr100" draw:text-style-name="P18" draw:layer="layout" svg:width="16.1cm" svg:height="3.3cm" svg:x="1.4cm" svg:y="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1" draw:text-style-name="P18" draw:layer="layout" svg:width="8.3cm" svg:height="3.3cm" svg:x="0.2cm" svg:y="3.8cm">
          <text:p/>
          <draw:enhanced-geometry svg:viewBox="0 0 21600 21600" draw:type="rectangle" draw:enhanced-path="M 0 0 L 21600 0 21600 21600 0 21600 0 0 Z N"/>
        </draw:custom-shape>
        <draw:custom-shape draw:style-name="gr101" draw:text-style-name="P18" draw:layer="layout" svg:width="8.3cm" svg:height="3.3cm" svg:x="10.9cm" svg:y="3.8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2" draw:layer="layout" svg:width="1.5cm" svg:height="0.5cm" svg:x="5.1cm" svg:y="4.6cm">
          <text:p text:style-name="P1">left[i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2" draw:layer="layout" svg:width="1.7cm" svg:height="0.5cm" svg:x="16cm" svg:y="4.6cm">
          <text:p text:style-name="P1">right[j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4" draw:text-style-name="P18" draw:layer="layout" svg:width="16.6cm" svg:height="3.5cm" svg:x="1.4cm" svg:y="9.4cm">
          <text:p/>
          <draw:enhanced-geometry svg:viewBox="0 0 21600 21600" draw:type="rectangle" draw:enhanced-path="M 0 0 L 21600 0 21600 21600 0 21600 0 0 Z N"/>
        </draw:custom-shape>
        <draw:custom-shape draw:style-name="gr105" draw:text-style-name="P17" draw:layer="layout" svg:width="14.9cm" svg:height="2cm" svg:x="1.7cm" svg:y="9.9cm">
          <text:p text:style-name="P16"><text:span text:style-name="T4">array_input = <text:s/>[….…. <text:s text:c="21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1.1cm" svg:height="0.4cm" svg:x="5.7cm" svg:y="10cm">
          <text:p text:style-name="P1">low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" draw:layer="layout" svg:width="1.3cm" svg:height="0.4cm" svg:x="12.9cm" svg:y="10cm">
          <text:p text:style-name="P1">hig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" draw:layer="layout" svg:width="1.1cm" svg:height="0.4cm" svg:x="5.9cm" svg:y="11.5cm">
          <text:p text:style-name="P1">k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5.8cm" svg:y1="12.1cm" svg:x2="7.6cm" svg:y2="12.1cm">
          <text:p/>
        </draw:line>
        <draw:custom-shape draw:style-name="gr106" draw:text-style-name="P8" draw:layer="layout" svg:width="0.6cm" svg:height="10.9cm" draw:transform="rotate (1.5707963267949) translate (4.3cm 7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7" draw:text-style-name="P20" draw:layer="layout" svg:width="4cm" svg:height="0.5cm" svg:x="7.878cm" svg:y="7.28cm">
          <text:p text:style-name="P19"><text:span text:style-name="T4">left[i] &lt; </text:span>right[j]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9.7cm" svg:y1="7.8cm" svg:x2="8.7cm" svg:y2="10.4cm">
          <text:p/>
        </draw:line>
        <draw:line draw:style-name="gr40" draw:text-style-name="P5" draw:layer="layout" svg:x1="9.7cm" svg:y1="7.8cm" svg:x2="10.7cm" svg:y2="10.4cm">
          <text:p/>
        </draw:line>
        <draw:custom-shape draw:style-name="gr108" draw:text-style-name="P22" draw:layer="layout" svg:width="1.5cm" svg:height="0.8cm" svg:x="8cm" svg:y="10.5cm">
          <text:p text:style-name="P21"><text:span text:style-name="T5">lef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9" draw:text-style-name="P10" draw:layer="layout" svg:width="1.7cm" svg:height="0.8cm" svg:x="10cm" svg:y="10.5cm">
          <text:p text:style-name="P9"><text:span text:style-name="T1">right[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22" draw:layer="layout" svg:width="1.1cm" svg:height="0.4cm" svg:x="8.2cm" svg:y="8.3cm">
          <text:p text:style-name="P21"><text:span text:style-name="T5">y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0" draw:text-style-name="P10" draw:layer="layout" svg:width="1.1cm" svg:height="0.4cm" svg:x="10.2cm" svg:y="8.3cm">
          <text:p text:style-name="P9"><text:span text:style-name="T1">n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22" draw:layer="layout" svg:width="1.5cm" svg:height="0.8cm" svg:x="8cm" svg:y="10.5cm">
          <text:p text:style-name="P21"><text:span text:style-name="T5">lef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24" draw:layer="layout" svg:width="4cm" svg:height="0.8cm" svg:x="7.8cm" svg:y="11.9cm">
          <text:p text:style-name="P23"><text:span text:style-name="T6">array_input[k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8" draw:text-style-name="P5" draw:layer="layout" svg:x1="8.7cm" svg:y1="11.3cm" svg:x2="9cm" svg:y2="11.9cm">
          <text:p/>
        </draw:line>
        <draw:line draw:style-name="gr40" draw:text-style-name="P5" draw:layer="layout" svg:x1="10.8cm" svg:y1="11.3cm" svg:x2="10.6cm" svg:y2="11.9cm">
          <text:p/>
        </draw:line>
      </draw:page>
      <draw:page draw:name="page8" draw:style-name="dp1" draw:master-page-name="Default">
        <draw:custom-shape draw:style-name="gr111" draw:text-style-name="P2" draw:layer="layout" svg:width="1.315cm" svg:height="1.306cm" svg:x="1.607cm" svg:y="1.33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" draw:layer="layout" svg:width="1.319cm" svg:height="1.306cm" svg:x="2.922cm" svg:y="1.33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draw:layer="layout" svg:width="1.32cm" svg:height="1.306cm" svg:x="4.241cm" svg:y="1.33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draw:layer="layout" svg:width="1.32cm" svg:height="1.306cm" svg:x="5.561cm" svg:y="1.335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2" draw:layer="layout" svg:width="1.316cm" svg:height="1.306cm" svg:x="0.3cm" svg:y="1.335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" draw:layer="layout" svg:width="1.319cm" svg:height="1.306cm" svg:x="6.881cm" svg:y="1.335cm">
          <text:p text:style-name="P1">1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10" draw:layer="layout" svg:width="1.317cm" svg:height="1.306cm" svg:x="8.2cm" svg:y="1.335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8" draw:layer="layout" svg:width="0.452cm" svg:height="7.428cm" draw:transform="rotate (1.5707963267949) translate (1.107cm 1.33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35cm" svg:height="0.199cm" svg:x="8.463cm" svg:y="1.2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7" draw:text-style-name="P2" draw:layer="layout" svg:width="1.627cm" svg:height="0.489cm" svg:x="2.449cm" svg:y="0.35cm">
          <text:p text:style-name="P1">8&gt;2</text:p>
          <draw:enhanced-geometry svg:viewBox="0 0 21600 21600" draw:type="rectangle" draw:enhanced-path="M 0 0 L 21600 0 21600 21600 0 21600 0 0 Z N"/>
        </draw:custom-shape>
        <draw:custom-shape draw:style-name="gr118" draw:text-style-name="P8" draw:layer="layout" svg:width="0.45cm" svg:height="6.127cm" draw:transform="rotate (1.5707963267949) translate (1.147cm 3.066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9cm" svg:x="1.094cm" svg:y="2.46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9" draw:text-style-name="P8" draw:layer="layout" svg:width="0.45cm" svg:height="1.282cm" draw:transform="rotate (1.5707963267949) translate (7.613cm 3.066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2cm" svg:height="0.199cm" svg:x="7.553cm" svg:y="2.46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1" draw:text-style-name="P2" draw:layer="layout" svg:width="1.315cm" svg:height="1.306cm" svg:x="1.607cm" svg:y="4.199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2" draw:layer="layout" svg:width="1.319cm" svg:height="1.306cm" svg:x="2.922cm" svg:y="4.19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draw:layer="layout" svg:width="1.32cm" svg:height="1.306cm" svg:x="4.241cm" svg:y="4.19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draw:layer="layout" svg:width="1.32cm" svg:height="1.306cm" svg:x="5.561cm" svg:y="4.199cm">
          <text:p text:style-name="P1">0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4" draw:layer="layout" svg:width="1.316cm" svg:height="1.306cm" svg:x="0.3cm" svg:y="4.199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1" draw:text-style-name="P10" draw:layer="layout" svg:width="1.279cm" svg:height="1.306cm" svg:x="6.881cm" svg:y="4.199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2" draw:text-style-name="P14" draw:layer="layout" svg:width="1.317cm" svg:height="1.306cm" svg:x="8.2cm" svg:y="4.199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6" draw:text-style-name="P8" draw:layer="layout" svg:width="0.45cm" svg:height="7.428cm" draw:transform="rotate (1.5707963267949) translate (1.107cm 1.34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3" draw:text-style-name="P2" draw:layer="layout" svg:width="1.627cm" svg:height="0.487cm" svg:x="2.45cm" svg:y="0.36cm">
          <text:p text:style-name="P1">8&gt;2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33cm" svg:height="0.198cm" svg:x="7.471cm" svg:y="4.10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4" draw:text-style-name="P8" draw:layer="layout" svg:width="0.452cm" svg:height="6.446cm" draw:transform="rotate (1.5707963267949) translate (1.095cm 4.156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5" draw:text-style-name="P2" draw:layer="layout" svg:width="1.627cm" svg:height="0.49cm" svg:x="2.437cm" svg:y="3.169cm">
          <text:p text:style-name="P1">10&gt;2</text:p>
          <draw:enhanced-geometry svg:viewBox="0 0 21600 21600" draw:type="rectangle" draw:enhanced-path="M 0 0 L 21600 0 21600 21600 0 21600 0 0 Z N"/>
        </draw:custom-shape>
        <draw:custom-shape draw:style-name="gr126" draw:text-style-name="P8" draw:layer="layout" svg:width="0.452cm" svg:height="4.926cm" draw:transform="rotate (1.5707963267949) translate (1.167cm 5.93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2cm" svg:height="0.199cm" svg:x="1.107cm" svg:y="5.32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9" draw:text-style-name="P8" draw:layer="layout" svg:width="0.452cm" svg:height="1.282cm" draw:transform="rotate (1.5707963267949) translate (6.271cm 5.93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5cm" svg:height="0.199cm" svg:x="6.199cm" svg:y="5.32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27" draw:text-style-name="P2" draw:layer="layout" svg:width="1.315cm" svg:height="1.305cm" svg:x="1.608cm" svg:y="7.065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8" draw:text-style-name="P2" draw:layer="layout" svg:width="1.32cm" svg:height="1.305cm" svg:x="2.923cm" svg:y="7.065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9" draw:text-style-name="P2" draw:layer="layout" svg:width="1.318cm" svg:height="1.305cm" svg:x="4.243cm" svg:y="7.065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0" draw:text-style-name="P10" draw:layer="layout" svg:width="1.271cm" svg:height="1.305cm" svg:x="5.561cm" svg:y="7.065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1" draw:text-style-name="P14" draw:layer="layout" svg:width="1.316cm" svg:height="1.305cm" svg:x="0.301cm" svg:y="7.065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2" draw:text-style-name="P14" draw:layer="layout" svg:width="1.341cm" svg:height="1.305cm" svg:x="6.882cm" svg:y="7.065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14" draw:layer="layout" svg:width="1.318cm" svg:height="1.305cm" svg:x="8.2cm" svg:y="7.06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34cm" svg:height="0.199cm" svg:x="6.226cm" svg:y="6.956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4" draw:text-style-name="P8" draw:layer="layout" svg:width="0.452cm" svg:height="4.027cm" draw:transform="rotate (1.5707963267949) translate (2.27cm 7.02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5" draw:text-style-name="P2" draw:layer="layout" svg:width="1.626cm" svg:height="0.49cm" svg:x="0.659cm" svg:y="6.035cm">
          <text:p text:style-name="P1">2&gt;0</text:p>
          <draw:enhanced-geometry svg:viewBox="0 0 21600 21600" draw:type="rectangle" draw:enhanced-path="M 0 0 L 21600 0 21600 21600 0 21600 0 0 Z N"/>
        </draw:custom-shape>
        <draw:custom-shape draw:style-name="gr136" draw:text-style-name="P8" draw:layer="layout" svg:width="0.451cm" svg:height="2.417cm" draw:transform="rotate (1.5707963267949) translate (2.261cm 8.82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8cm" svg:x="2.207cm" svg:y="8.19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7" draw:text-style-name="P8" draw:layer="layout" svg:width="0.451cm" svg:height="1.281cm" draw:transform="rotate (1.5707963267949) translate (4.946cm 8.822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8cm" svg:x="4.883cm" svg:y="8.193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38" draw:text-style-name="P2" draw:layer="layout" svg:width="1.625cm" svg:height="0.49cm" svg:x="4.061cm" svg:y="6.035cm">
          <text:p text:style-name="P1">3&gt;2</text:p>
          <draw:enhanced-geometry svg:viewBox="0 0 21600 21600" draw:type="rectangle" draw:enhanced-path="M 0 0 L 21600 0 21600 21600 0 21600 0 0 Z N"/>
        </draw:custom-shape>
        <draw:custom-shape draw:style-name="gr139" draw:text-style-name="P2" draw:layer="layout" svg:width="1.316cm" svg:height="1.307cm" svg:x="1.608cm" svg:y="9.929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0" draw:text-style-name="P2" draw:layer="layout" svg:width="1.319cm" svg:height="1.307cm" svg:x="2.924cm" svg:y="9.92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1" draw:text-style-name="P10" draw:layer="layout" svg:width="1.271cm" svg:height="1.307cm" svg:x="4.243cm" svg:y="9.929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4" draw:layer="layout" svg:width="1.308cm" svg:height="1.307cm" svg:x="5.562cm" svg:y="9.929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4" draw:layer="layout" svg:width="1.317cm" svg:height="1.307cm" svg:x="0.302cm" svg:y="9.929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4" draw:layer="layout" svg:width="1.341cm" svg:height="1.307cm" svg:x="6.883cm" svg:y="9.929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4" draw:layer="layout" svg:width="1.32cm" svg:height="1.307cm" svg:x="8.2cm" svg:y="9.929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34cm" svg:height="0.197cm" svg:x="4.883cm" svg:y="9.82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6" draw:text-style-name="P8" draw:layer="layout" svg:width="0.45cm" svg:height="2.685cm" draw:transform="rotate (1.5707963267949) translate (2.27cm 9.88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7" draw:text-style-name="P8" draw:layer="layout" svg:width="0.45cm" svg:height="1.164cm" draw:transform="rotate (1.5707963267949) translate (2.27cm 11.68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7cm" svg:x="2.208cm" svg:y="11.058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8" draw:text-style-name="P8" draw:layer="layout" svg:width="0.45cm" svg:height="1.28cm" draw:transform="rotate (1.5707963267949) translate (3.613cm 11.68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7cm" svg:x="3.549cm" svg:y="11.058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2" draw:layer="layout" svg:width="1.625cm" svg:height="0.489cm" svg:x="2.897cm" svg:y="8.9cm">
          <text:p text:style-name="P1">7&gt;2</text:p>
          <draw:enhanced-geometry svg:viewBox="0 0 21600 21600" draw:type="rectangle" draw:enhanced-path="M 0 0 L 21600 0 21600 21600 0 21600 0 0 Z N"/>
        </draw:custom-shape>
        <draw:custom-shape draw:style-name="gr114" draw:text-style-name="P2" draw:layer="layout" svg:width="1.316cm" svg:height="1.306cm" svg:x="1.607cm" svg:y="9.941cm">
          <text:p text:style-name="P1">7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" draw:layer="layout" svg:width="1.32cm" svg:height="1.306cm" svg:x="2.923cm" svg:y="9.941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10" draw:layer="layout" svg:width="1.27cm" svg:height="1.306cm" svg:x="4.243cm" svg:y="9.941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14" draw:layer="layout" svg:width="1.308cm" svg:height="1.306cm" svg:x="5.561cm" svg:y="9.941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14" draw:layer="layout" svg:width="1.316cm" svg:height="1.306cm" svg:x="0.301cm" svg:y="9.941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14" draw:layer="layout" svg:width="1.341cm" svg:height="1.306cm" svg:x="6.882cm" svg:y="9.941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14" draw:layer="layout" svg:width="1.319cm" svg:height="1.306cm" svg:x="8.199cm" svg:y="9.941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32cm" svg:height="0.197cm" svg:x="4.883cm" svg:y="9.83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4" draw:text-style-name="P8" draw:layer="layout" svg:width="0.449cm" svg:height="2.684cm" draw:transform="rotate (1.5707963267949) translate (2.27cm 9.887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55" draw:text-style-name="P8" draw:layer="layout" svg:width="0.452cm" svg:height="1.163cm" draw:transform="rotate (1.5707963267949) translate (2.261cm 11.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7cm" svg:x="2.207cm" svg:y="11.0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8" draw:text-style-name="P8" draw:layer="layout" svg:width="0.452cm" svg:height="1.28cm" draw:transform="rotate (1.5707963267949) translate (3.612cm 11.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7cm" svg:x="3.548cm" svg:y="11.07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6" draw:text-style-name="P2" draw:layer="layout" svg:width="1.626cm" svg:height="0.489cm" svg:x="2.895cm" svg:y="8.912cm">
          <text:p text:style-name="P1">7&gt;2</text:p>
          <draw:enhanced-geometry svg:viewBox="0 0 21600 21600" draw:type="rectangle" draw:enhanced-path="M 0 0 L 21600 0 21600 21600 0 21600 0 0 Z N"/>
        </draw:custom-shape>
        <draw:custom-shape draw:style-name="gr139" draw:text-style-name="P2" draw:layer="layout" svg:width="1.316cm" svg:height="1.307cm" svg:x="11.107cm" svg:y="9.22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10" draw:layer="layout" svg:width="1.27cm" svg:height="1.307cm" svg:x="12.423cm" svg:y="9.229cm">
          <text:p text:style-name="P9"><text:span text:style-name="T1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8" draw:text-style-name="P14" draw:layer="layout" svg:width="1.4cm" svg:height="1.307cm" svg:x="13.742cm" svg:y="9.229cm">
          <text:p text:style-name="P13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14" draw:layer="layout" svg:width="1.308cm" svg:height="1.307cm" svg:x="15.061cm" svg:y="9.229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4" draw:layer="layout" svg:width="1.317cm" svg:height="1.307cm" svg:x="9.801cm" svg:y="9.229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4" draw:layer="layout" svg:width="1.341cm" svg:height="1.307cm" svg:x="16.382cm" svg:y="9.229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4" draw:layer="layout" svg:width="1.32cm" svg:height="1.307cm" svg:x="17.699cm" svg:y="9.229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34cm" svg:height="0.197cm" svg:x="13.13cm" svg:y="9.122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9" draw:text-style-name="P8" draw:layer="layout" svg:width="0.45cm" svg:height="1.431cm" draw:transform="rotate (1.5707963267949) translate (11.769cm 9.22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9" draw:text-style-name="P2" draw:layer="layout" svg:width="1.625cm" svg:height="0.489cm" svg:x="11.8cm" svg:y="8.2cm">
          <text:p text:style-name="P1">1&lt;2</text:p>
          <draw:enhanced-geometry svg:viewBox="0 0 21600 21600" draw:type="rectangle" draw:enhanced-path="M 0 0 L 21600 0 21600 21600 0 21600 0 0 Z N"/>
        </draw:custom-shape>
        <draw:custom-shape draw:style-name="gr160" draw:text-style-name="P2" draw:layer="layout" svg:width="8.4cm" svg:height="1.5cm" svg:x="10.6cm" svg:y="1.2cm">
          <text:p text:style-name="P1">Let us consider 2 as the pivot</text:p>
          <draw:enhanced-geometry svg:viewBox="0 0 21600 21600" draw:type="rectangle" draw:enhanced-path="M 0 0 L 21600 0 21600 21600 0 21600 0 0 Z N"/>
        </draw:custom-shape>
        <draw:custom-shape draw:style-name="gr139" draw:text-style-name="P2" draw:layer="layout" svg:width="1.316cm" svg:height="1.307cm" svg:x="11.107cm" svg:y="11.598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32cm" svg:height="1.307cm" svg:x="12.423cm" svg:y="11.598cm">
          <text:p text:style-name="P23"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2" draw:text-style-name="P24" draw:layer="layout" svg:width="1.4cm" svg:height="1.307cm" svg:x="13.742cm" svg:y="11.598cm">
          <text:p text:style-name="P23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32cm" svg:height="1.307cm" svg:x="15.061cm" svg:y="11.598cm">
          <text:p text:style-name="P2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24" draw:layer="layout" svg:width="1.317cm" svg:height="1.307cm" svg:x="9.801cm" svg:y="11.598cm">
          <text:p text:style-name="P2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24" draw:layer="layout" svg:width="1.341cm" svg:height="1.307cm" svg:x="16.382cm" svg:y="11.598cm">
          <text:p text:style-name="P23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24" draw:layer="layout" svg:width="1.32cm" svg:height="1.307cm" svg:x="17.699cm" svg:y="11.598cm">
          <text:p text:style-name="P2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6" draw:text-style-name="P2" draw:layer="layout" svg:width="8.6cm" svg:height="0.6cm" svg:x="10.129cm" svg:y="10.9cm">
          <text:p text:style-name="P1">Final vector using 2 as a pivot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167" draw:text-style-name="P2" draw:layer="layout" svg:width="9.7cm" svg:height="2.3cm" svg:x="9.4cm" svg:y="0.5cm">
          <text:p text:style-name="P1">Let us consider 1 as a new pivot.</text:p>
          <text:p text:style-name="P1">All the previous values are already</text:p>
          <text:p text:style-name="P1"><text:span text:style-name="T7">ordered so a new pivot is chosen</text:span></text:p>
          <draw:enhanced-geometry svg:viewBox="0 0 21600 21600" draw:type="rectangle" draw:enhanced-path="M 0 0 L 21600 0 21600 21600 0 21600 0 0 Z N"/>
        </draw:custom-shape>
        <draw:custom-shape draw:style-name="gr168" draw:text-style-name="P10" draw:layer="layout" svg:width="1.24cm" svg:height="1.307cm" svg:x="1.45cm" svg:y="1.093cm">
          <text:p text:style-name="P9"><text:span text:style-name="T1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9" draw:text-style-name="P14" draw:layer="layout" svg:width="1.25cm" svg:height="1.307cm" svg:x="2.75cm" svg:y="1.1cm">
          <text:p text:style-name="P13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4cm" svg:height="1.307cm" svg:x="4.041cm" svg:y="1.093cm">
          <text:p text:style-name="P23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32cm" svg:height="1.307cm" svg:x="5.36cm" svg:y="1.093cm">
          <text:p text:style-name="P2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24" draw:layer="layout" svg:width="1.317cm" svg:height="1.307cm" svg:x="0.1cm" svg:y="1.093cm">
          <text:p text:style-name="P23"><text:span text:style-name="T6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1.341cm" svg:height="1.307cm" svg:x="6.681cm" svg:y="1.093cm">
          <text:p text:style-name="P23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3" draw:text-style-name="P24" draw:layer="layout" svg:width="1.32cm" svg:height="1.307cm" svg:x="7.998cm" svg:y="1.093cm">
          <text:p text:style-name="P23"><text:span text:style-name="T6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2" draw:layer="layout" svg:width="1.625cm" svg:height="0.489cm" svg:x="0.7cm" svg:y="0.5cm">
          <text:p text:style-name="P1">0&lt;1</text:p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1.24cm" svg:height="1.307cm" svg:x="1.47cm" svg:y="3.9cm">
          <text:p text:style-name="P13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4" draw:layer="layout" svg:width="1.25cm" svg:height="1.307cm" svg:x="2.76cm" svg:y="3.9cm">
          <text:p text:style-name="P13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4cm" svg:height="1.307cm" svg:x="4.04cm" svg:y="3.9cm">
          <text:p text:style-name="P23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1" draw:text-style-name="P24" draw:layer="layout" svg:width="1.32cm" svg:height="1.307cm" svg:x="5.359cm" svg:y="3.9cm">
          <text:p text:style-name="P23"><text:span text:style-name="T6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4" draw:layer="layout" svg:width="1.317cm" svg:height="1.307cm" svg:x="0.1cm" svg:y="3.9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2" draw:text-style-name="P24" draw:layer="layout" svg:width="1.341cm" svg:height="1.307cm" svg:x="6.68cm" svg:y="3.9cm">
          <text:p text:style-name="P23"><text:span text:style-name="T6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10" draw:layer="layout" svg:width="1.32cm" svg:height="1.307cm" svg:x="7.997cm" svg:y="3.9cm">
          <text:p text:style-name="P9"><text:span text:style-name="T1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2" draw:layer="layout" svg:width="8.5cm" svg:height="1.2cm" svg:x="9.8cm" svg:y="3.9cm">
          <text:p text:style-name="P1">Let us take 8 as the new pivot</text:p>
          <draw:enhanced-geometry svg:viewBox="0 0 21600 21600" draw:type="rectangle" draw:enhanced-path="M 0 0 L 21600 0 21600 21600 0 21600 0 0 Z N"/>
        </draw:custom-shape>
        <draw:custom-shape draw:style-name="gr12" draw:text-style-name="P4" draw:layer="layout" svg:width="0.135cm" svg:height="0.199cm" svg:x="8.63cm" svg:y="3.78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9" draw:text-style-name="P8" draw:layer="layout" svg:width="0.45cm" svg:height="1.4cm" draw:transform="rotate (1.5707963267949) translate (7.3cm 3.89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9" draw:text-style-name="P2" draw:layer="layout" svg:width="1.625cm" svg:height="0.489cm" svg:x="3.7cm" svg:y="3.2cm">
          <text:p text:style-name="P1">7&lt;8</text:p>
          <draw:enhanced-geometry svg:viewBox="0 0 21600 21600" draw:type="rectangle" draw:enhanced-path="M 0 0 L 21600 0 21600 21600 0 21600 0 0 Z N"/>
        </draw:custom-shape>
        <draw:custom-shape draw:style-name="gr149" draw:text-style-name="P2" draw:layer="layout" svg:width="1.625cm" svg:height="0.489cm" svg:x="5.4cm" svg:y="3cm">
          <text:p text:style-name="P1">3&lt;8</text:p>
          <draw:enhanced-geometry svg:viewBox="0 0 21600 21600" draw:type="rectangle" draw:enhanced-path="M 0 0 L 21600 0 21600 21600 0 21600 0 0 Z N"/>
        </draw:custom-shape>
        <draw:custom-shape draw:style-name="gr149" draw:text-style-name="P2" draw:layer="layout" svg:width="1.625cm" svg:height="0.489cm" svg:x="7.3cm" svg:y="2.8cm">
          <text:p text:style-name="P1">3&lt;8</text:p>
          <draw:enhanced-geometry svg:viewBox="0 0 21600 21600" draw:type="rectangle" draw:enhanced-path="M 0 0 L 21600 0 21600 21600 0 21600 0 0 Z N"/>
        </draw:custom-shape>
        <draw:custom-shape draw:style-name="gr180" draw:text-style-name="P8" draw:layer="layout" svg:width="0.291cm" svg:height="2.7cm" draw:transform="rotate (1.5707963267949) translate (6cm 3.88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1" draw:text-style-name="P8" draw:layer="layout" svg:width="0.091cm" svg:height="4.101cm" draw:transform="rotate (1.5707963267949) translate (4.6cm 3.884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37" draw:text-style-name="P8" draw:layer="layout" svg:width="0.451cm" svg:height="1.281cm" draw:transform="rotate (1.5707963267949) translate (7.383cm 5.679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8cm" svg:x="7.32cm" svg:y="5.0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4" draw:text-style-name="P14" draw:layer="layout" svg:width="1.24cm" svg:height="1.307cm" svg:x="1.4cm" svg:y="6.5cm">
          <text:p text:style-name="P13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5" draw:text-style-name="P14" draw:layer="layout" svg:width="1.25cm" svg:height="1.307cm" svg:x="2.6cm" svg:y="6.5cm">
          <text:p text:style-name="P13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0" draw:text-style-name="P24" draw:layer="layout" svg:width="1.4cm" svg:height="1.307cm" svg:x="3.87cm" svg:y="6.5cm">
          <text:p text:style-name="P23"><text:span text:style-name="T6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10" draw:layer="layout" svg:width="1.32cm" svg:height="1.307cm" svg:x="5.3cm" svg:y="6.5cm">
          <text:p text:style-name="P9"><text:span text:style-name="T1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4" draw:layer="layout" svg:width="1.317cm" svg:height="1.307cm" svg:x="0.1cm" svg:y="6.5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14" draw:layer="layout" svg:width="1.341cm" svg:height="1.307cm" svg:x="6.68cm" svg:y="6.5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4" draw:layer="layout" svg:width="1.32cm" svg:height="1.307cm" svg:x="7.997cm" svg:y="6.5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8" draw:layer="layout" svg:width="0.45cm" svg:height="1.4cm" draw:transform="rotate (1.5707963267949) translate (7.301cm 3.89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80" draw:text-style-name="P8" draw:layer="layout" svg:width="0.291cm" svg:height="2.7cm" draw:transform="rotate (1.5707963267949) translate (6.001cm 3.885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35cm" svg:height="0.199cm" svg:x="5.929cm" svg:y="6.394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9" draw:text-style-name="P8" draw:layer="layout" svg:width="0.45cm" svg:height="1.4cm" draw:transform="rotate (1.5707963267949) translate (4.6cm 6.501cm)">
          <text:p/>
          <draw:enhanced-geometry svg:viewBox="0 0 21600 21600" draw:mirror-vertic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49" draw:text-style-name="P2" draw:layer="layout" svg:width="1.625cm" svg:height="0.489cm" svg:x="4.5cm" svg:y="5.411cm">
          <text:p text:style-name="P1">3&lt;7</text:p>
          <draw:enhanced-geometry svg:viewBox="0 0 21600 21600" draw:type="rectangle" draw:enhanced-path="M 0 0 L 21600 0 21600 21600 0 21600 0 0 Z N"/>
        </draw:custom-shape>
        <draw:custom-shape draw:style-name="gr137" draw:text-style-name="P8" draw:layer="layout" svg:width="0.451cm" svg:height="1.281cm" draw:transform="rotate (1.5707963267949) translate (4.663cm 8.229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78" draw:text-style-name="P7" draw:layer="layout" svg:width="0.134cm" svg:height="0.198cm" svg:x="4.6cm" svg:y="7.6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8" draw:text-style-name="P2" draw:layer="layout" svg:width="8.5cm" svg:height="1.2cm" svg:x="9.8cm" svg:y="6.5cm">
          <text:p text:style-name="P1">Let us take 3 as the new pivot</text:p>
          <draw:enhanced-geometry svg:viewBox="0 0 21600 21600" draw:type="rectangle" draw:enhanced-path="M 0 0 L 21600 0 21600 21600 0 21600 0 0 Z N"/>
        </draw:custom-shape>
        <draw:custom-shape draw:style-name="gr174" draw:text-style-name="P14" draw:layer="layout" svg:width="1.24cm" svg:height="1.307cm" svg:x="1.4cm" svg:y="9cm">
          <text:p text:style-name="P13"><text:span text:style-name="T3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4" draw:layer="layout" svg:width="1.3cm" svg:height="1.307cm" svg:x="2.6cm" svg:y="9cm">
          <text:p text:style-name="P13"><text:span text:style-name="T3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4" draw:layer="layout" svg:width="1.4cm" svg:height="1.307cm" svg:x="3.9cm" svg:y="9cm">
          <text:p text:style-name="P13"><text:span text:style-name="T3">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4" draw:layer="layout" svg:width="1.42cm" svg:height="1.307cm" svg:x="5.3cm" svg:y="9cm">
          <text:p text:style-name="P13"><text:span text:style-name="T3">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3" draw:text-style-name="P14" draw:layer="layout" svg:width="1.317cm" svg:height="1.307cm" svg:x="0.1cm" svg:y="9cm">
          <text:p text:style-name="P13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4" draw:layer="layout" svg:width="1.341cm" svg:height="1.307cm" svg:x="6.68cm" svg:y="9cm">
          <text:p text:style-name="P13"><text:span text:style-name="T3">8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14" draw:layer="layout" svg:width="1.32cm" svg:height="1.307cm" svg:x="7.997cm" svg:y="9cm">
          <text:p text:style-name="P13"><text:span text:style-name="T3">10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custom-shape draw:style-name="gr1" draw:text-style-name="P2" draw:layer="layout" svg:width="1.82cm" svg:height="1.82cm" svg:x="0.13cm" svg:y="0.129cm">
          <text:p text:style-name="P1">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816cm" svg:height="1.82cm" svg:x="1.95cm" svg:y="0.129cm">
          <text:p text:style-name="P1">8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3.766cm" svg:y="0.129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1.819cm" svg:height="1.82cm" svg:x="5.586cm" svg:y="0.129cm">
          <text:p text:style-name="P1">5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82cm" svg:height="1.82cm" svg:x="7.405cm" svg:y="0.129cm">
          <text:p text:style-name="P1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10" draw:layer="layout" svg:width="1.819cm" svg:height="1.82cm" svg:x="9.23cm" svg:y="0.129cm">
          <text:p text:style-name="P9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10" draw:layer="layout" svg:width="1.82cm" svg:height="1.82cm" svg:x="11.049cm" svg:y="0.129cm">
          <text:p text:style-name="P9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0.13cm" svg:y="2.029cm">
          <text:p text:style-name="P1">1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1.95cm" svg:y="2.029cm">
          <text:p text:style-name="P1">8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3.77cm" svg:y="2.029cm">
          <text:p text:style-name="P1">2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5.59cm" svg:y="2.029cm">
          <text:p text:style-name="P1">5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7.41cm" svg:y="2.029cm">
          <text:p text:style-name="P1">3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9.23cm" svg:y="2.029cm">
          <text:p text:style-name="P1">9&lt;1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0.13cm" svg:y="2.929cm">
          <text:p text:style-name="P1">1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1.95cm" svg:y="2.929cm">
          <text:p text:style-name="P1">8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3.77cm" svg:y="2.929cm">
          <text:p text:style-name="P1">2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5.59cm" svg:y="2.929cm">
          <text:p text:style-name="P1">5&lt;9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9" draw:text-style-name="P2" draw:layer="layout" svg:width="1.819cm" svg:height="0.82cm" svg:x="7.41cm" svg:y="2.929cm">
          <text:p text:style-name="P1">3&lt;9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190" draw:text-style-name="P2" draw:layer="layout" svg:width="1.001cm" svg:height="1cm" svg:x="0.1cm" svg:y="0.6cm">
          <text:p text:style-name="P1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20" draw:layer="layout" svg:width="0.998cm" svg:height="1cm" svg:x="1.101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20" draw:layer="layout" svg:width="1.001cm" svg:height="1cm" svg:x="2.099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3" draw:text-style-name="P20" draw:layer="layout" svg:width="0.999cm" svg:height="1cm" svg:x="3.1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4" draw:text-style-name="P20" draw:layer="layout" svg:width="1.001cm" svg:height="1cm" svg:x="4.099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26" draw:layer="layout" svg:width="1.001cm" svg:height="1cm" svg:x="5.106cm" svg:y="0.6cm">
          <text:p text:style-name="P25"><text:span text:style-name="T1">✓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20" draw:layer="layout" svg:width="0.998cm" svg:height="1cm" svg:x="6.107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7" draw:text-style-name="P20" draw:layer="layout" svg:width="1.001cm" svg:height="1cm" svg:x="7.105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8" draw:text-style-name="P20" draw:layer="layout" svg:width="0.999cm" svg:height="1cm" svg:x="8.106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20" draw:layer="layout" svg:width="1.001cm" svg:height="1cm" svg:x="9.105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20" draw:layer="layout" svg:width="0.998cm" svg:height="1cm" svg:x="10.096cm" svg:y="0.6cm">
          <text:p text:style-name="P19">✓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4" draw:layer="layout" svg:width="0.135cm" svg:height="0.199cm" svg:x="9.535cm" svg:y="0.496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1" draw:text-style-name="P8" draw:layer="layout" svg:width="0.45cm" svg:height="1cm" draw:transform="rotate (1.5707963267949) translate (9.6cm 0.603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35cm" svg:height="0.199cm" svg:x="7.495cm" svg:y="0.484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1" draw:text-style-name="P8" draw:layer="layout" svg:width="0.45cm" svg:height="1cm" draw:transform="rotate (1.5707963267949) translate (7.56cm 0.591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12" draw:text-style-name="P4" draw:layer="layout" svg:width="0.135cm" svg:height="0.199cm" svg:x="5.595cm" svg:y="0.493cm">
          <text:p/>
          <draw:enhanced-geometry svg:viewBox="0 0 21600 21600" draw:mirror-vertical="tru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1" draw:text-style-name="P8" draw:layer="layout" svg:width="0.45cm" svg:height="1cm" draw:transform="rotate (1.5707963267949) translate (5.66cm 0.6cm)">
          <text:p/>
          <draw:enhanced-geometry svg:viewBox="0 0 21600 21600" draw:mirror-vertical="tru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2" draw:text-style-name="P27" draw:layer="layout" svg:width="0.135cm" svg:height="0.199cm" svg:x="9.495cm" svg:y="1.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3" draw:text-style-name="P8" draw:layer="layout" svg:width="0.45cm" svg:height="1cm" draw:transform="rotate (1.5707963267949) translate (9.573cm 2.0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2" draw:text-style-name="P27" draw:layer="layout" svg:width="0.135cm" svg:height="0.199cm" svg:x="7.495cm" svg:y="1.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3" draw:text-style-name="P8" draw:layer="layout" svg:width="0.45cm" svg:height="1cm" draw:transform="rotate (1.5707963267949) translate (7.573cm 2.0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2" draw:text-style-name="P27" draw:layer="layout" svg:width="0.135cm" svg:height="0.199cm" svg:x="2.495cm" svg:y="1.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3" draw:text-style-name="P8" draw:layer="layout" svg:width="0.45cm" svg:height="1cm" draw:transform="rotate (1.5707963267949) translate (2.573cm 2.0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custom-shape draw:style-name="gr202" draw:text-style-name="P27" draw:layer="layout" svg:width="0.135cm" svg:height="0.199cm" svg:x="0.522cm" svg:y="1.5cm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9847.05882352941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3" draw:text-style-name="P8" draw:layer="layout" svg:width="0.45cm" svg:height="1cm" draw:transform="rotate (1.5707963267949) translate (0.6cm 2.047cm)">
          <text:p/>
          <draw:enhanced-geometry svg:viewBox="0 0 21600 21600" draw:mirror-vertical="false" draw:mirror-horizontal="true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</draw:page>
      <draw:page draw:name="page12" draw:style-name="dp1" draw:master-page-name="Default">
        <draw:custom-shape draw:style-name="gr204" draw:text-style-name="P17" draw:layer="layout" svg:width="18.2cm" svg:height="2cm" svg:x="0.4cm" svg:y="2.2cm">
          <text:p text:style-name="P16"><text:span text:style-name="T4">array_input = <text:s/>[ <text:s text:c="3"/>….…. <text:s text:c="43"/></text:span>….….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2" draw:layer="layout" svg:width="2.3cm" svg:height="0.4cm" svg:x="4.2cm" svg:y="2.36cm">
          <text:p text:style-name="P21"><text:span text:style-name="T5">0, piv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2.75cm" svg:height="0.4cm" svg:x="15.3cm" svg:y="2.36cm">
          <text:p text:style-name="P1">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8" draw:layer="layout" svg:width="19cm" svg:height="5.7cm" svg:x="0.1cm" svg:y="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" draw:layer="layout" svg:width="0.3cm" svg:height="0.5cm" svg:x="9cm" svg:y="3cm">
          <text:p/>
          <draw:enhanced-geometry svg:viewBox="0 0 21600 21600" draw:type="rectangle" draw:enhanced-path="M 0 0 L 21600 0 21600 21600 0 21600 0 0 Z N"/>
        </draw:custom-shape>
        <draw:custom-shape draw:style-name="gr209" draw:text-style-name="P29" draw:layer="layout" svg:width="14.3cm" svg:height="1.6cm" svg:x="4.2cm" svg:y="4.3cm">
          <text:p text:style-name="P28"><text:span text:style-name="T8">if array_input[i] &lt;= </text:span><text:span text:style-name="T6">array_input[0]</text:span></text:p>
          <text:p text:style-name="P28"><text:span text:style-name="T8">SWAP(array_input[i], array_input[current_position]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7" draw:layer="layout" svg:width="0.3cm" svg:height="0.5cm" svg:x="12.8cm" svg:y="3cm">
          <text:p/>
          <draw:enhanced-geometry svg:viewBox="0 0 21600 21600" draw:type="rectangle" draw:enhanced-path="M 0 0 L 21600 0 21600 21600 0 21600 0 0 Z N"/>
        </draw:custom-shape>
        <draw:custom-shape draw:style-name="gr211" draw:text-style-name="P14" draw:layer="layout" svg:width="0.5cm" svg:height="0.4cm" svg:x="12.7cm" svg:y="2.36cm">
          <text:p text:style-name="P13"><text:span text:style-name="T3">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5" draw:layer="layout" svg:width="0.3cm" svg:height="0.5cm" svg:x="5cm" svg:y="3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8" draw:layer="layout" svg:width="0.5cm" svg:height="3.7cm" draw:transform="rotate (1.5707963267949) translate (9.2cm 4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4" draw:text-style-name="P10" draw:layer="layout" svg:width="4.6cm" svg:height="0.4cm" svg:x="7.1cm" svg:y="2.417cm">
          <text:p text:style-name="P9"><text:span text:style-name="T1">current_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24" draw:layer="layout" svg:width="7.8cm" svg:height="0.4cm" svg:x="6.3cm" svg:y="0.7cm">
          <text:p text:style-name="P23"><text:span text:style-name="T5">for i in range(0, elements):</text:span><text:span text:style-name="T6">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4" draw:text-style-name="P17" draw:layer="layout" svg:width="18.2cm" svg:height="2cm" svg:x="0.4cm" svg:y="8.7cm">
          <text:p text:style-name="P16"><text:span text:style-name="T4">array_input = <text:s/>[ <text:s text:c="3"/>….…. <text:s text:c="43"/>….….</text:span>]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5" draw:text-style-name="P22" draw:layer="layout" svg:width="2.3cm" svg:height="0.4cm" svg:x="4.2cm" svg:y="8.86cm">
          <text:p text:style-name="P21"><text:span text:style-name="T5">0, pivo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6" draw:text-style-name="P2" draw:layer="layout" svg:width="2.75cm" svg:height="0.4cm" svg:x="15.3cm" svg:y="8.86cm">
          <text:p text:style-name="P1">ele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7" draw:text-style-name="P18" draw:layer="layout" svg:width="19cm" svg:height="5.7cm" svg:x="0.1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4" draw:layer="layout" svg:width="0.3cm" svg:height="0.5cm" svg:x="11.7cm" svg:y="9.5cm">
          <text:p/>
          <draw:enhanced-geometry svg:viewBox="0 0 21600 21600" draw:type="rectangle" draw:enhanced-path="M 0 0 L 21600 0 21600 21600 0 21600 0 0 Z N"/>
        </draw:custom-shape>
        <draw:custom-shape draw:style-name="gr216" draw:text-style-name="P29" draw:layer="layout" svg:width="14.3cm" svg:height="0.6cm" svg:x="1.6cm" svg:y="11cm">
          <text:p text:style-name="P28"><text:span text:style-name="T8">SWAP(array_input[0], array_input[current_position]</text:span><text:span text:style-name="T6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2" draw:text-style-name="P15" draw:layer="layout" svg:width="0.3cm" svg:height="0.5cm" svg:x="5cm" svg:y="9.5cm">
          <text:p/>
          <draw:enhanced-geometry svg:viewBox="0 0 21600 21600" draw:type="rectangle" draw:enhanced-path="M 0 0 L 21600 0 21600 21600 0 21600 0 0 Z N"/>
        </draw:custom-shape>
        <draw:custom-shape draw:style-name="gr217" draw:text-style-name="P8" draw:layer="layout" svg:width="0.5cm" svg:height="6.6cm" draw:transform="rotate (1.5707963267949) translate (5.2cm 10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14" draw:text-style-name="P10" draw:layer="layout" svg:width="4.6cm" svg:height="0.4cm" svg:x="9.8cm" svg:y="8.917cm">
          <text:p text:style-name="P9"><text:span text:style-name="T1">current_posi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24" draw:layer="layout" svg:width="11.6cm" svg:height="0.4cm" svg:x="4.1cm" svg:y="7.2cm">
          <text:p text:style-name="P23"><text:span text:style-name="T6">At the and of the for loop move the pivot 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3cm" fo:page-height="13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12:29:52.180239243</meta:creation-date>
    <dc:date>2020-12-22T15:19:32.069751675</dc:date>
    <meta:editing-duration>PT9H10M20S</meta:editing-duration>
    <meta:editing-cycles>72</meta:editing-cycles>
    <meta:generator>LibreOffice/6.4.6.2$Linux_X86_64 LibreOffice_project/40$Build-2</meta:generator>
    <meta:document-statistic meta:object-count="499"/>
  </office:meta>
</office:document-meta>
</file>